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06in" style:rel-column-width="21840*"/>
    </style:style>
    <style:style style:name="Table14.B" style:family="table-column">
      <style:table-column-properties style:column-width="3.3361in" style:rel-column-width="32665*"/>
    </style:style>
    <style:style style:name="Table14.C" style:family="table-column">
      <style:table-column-properties style:column-width="1.1264in" style:rel-column-width="1103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3.3361in" style:rel-column-width="32665*"/>
    </style:style>
    <style:style style:name="Table1.C" style:family="table-column">
      <style:table-column-properties style:column-width="1.1264in" style:rel-column-width="110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21840*"/>
    </style:style>
    <style:style style:name="Table2.B" style:family="table-column">
      <style:table-column-properties style:column-width="3.3361in" style:rel-column-width="32665*"/>
    </style:style>
    <style:style style:name="Table2.C" style:family="table-column">
      <style:table-column-properties style:column-width="1.1264in" style:rel-column-width="110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3.3361in" style:rel-column-width="32665*"/>
    </style:style>
    <style:style style:name="Table3.C" style:family="table-column">
      <style:table-column-properties style:column-width="1.1264in" style:rel-column-width="1103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06in" style:rel-column-width="21840*"/>
    </style:style>
    <style:style style:name="Table15.B" style:family="table-column">
      <style:table-column-properties style:column-width="3.3361in" style:rel-column-width="32665*"/>
    </style:style>
    <style:style style:name="Table15.C" style:family="table-column">
      <style:table-column-properties style:column-width="1.1264in" style:rel-column-width="11030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2306in" style:rel-column-width="21840*"/>
    </style:style>
    <style:style style:name="Table16.B" style:family="table-column">
      <style:table-column-properties style:column-width="3.3361in" style:rel-column-width="32665*"/>
    </style:style>
    <style:style style:name="Table16.C" style:family="table-column">
      <style:table-column-properties style:column-width="1.1264in" style:rel-column-width="11030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21840*"/>
    </style:style>
    <style:style style:name="Table7.B" style:family="table-column">
      <style:table-column-properties style:column-width="3.3361in" style:rel-column-width="32665*"/>
    </style:style>
    <style:style style:name="Table7.C" style:family="table-column">
      <style:table-column-properties style:column-width="1.1264in" style:rel-column-width="1103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21840*"/>
    </style:style>
    <style:style style:name="Table8.B" style:family="table-column">
      <style:table-column-properties style:column-width="3.3361in" style:rel-column-width="32665*"/>
    </style:style>
    <style:style style:name="Table8.C" style:family="table-column">
      <style:table-column-properties style:column-width="1.1264in" style:rel-column-width="1103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06in" style:rel-column-width="21840*"/>
    </style:style>
    <style:style style:name="Table9.B" style:family="table-column">
      <style:table-column-properties style:column-width="3.3361in" style:rel-column-width="32665*"/>
    </style:style>
    <style:style style:name="Table9.C" style:family="table-column">
      <style:table-column-properties style:column-width="1.1264in" style:rel-column-width="1103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21840*"/>
    </style:style>
    <style:style style:name="Table10.B" style:family="table-column">
      <style:table-column-properties style:column-width="3.3361in" style:rel-column-width="32665*"/>
    </style:style>
    <style:style style:name="Table10.C" style:family="table-column">
      <style:table-column-properties style:column-width="1.1264in" style:rel-column-width="110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06in" style:rel-column-width="21840*"/>
    </style:style>
    <style:style style:name="Table11.B" style:family="table-column">
      <style:table-column-properties style:column-width="3.3361in" style:rel-column-width="32665*"/>
    </style:style>
    <style:style style:name="Table11.C" style:family="table-column">
      <style:table-column-properties style:column-width="1.1264in" style:rel-column-width="1103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21840*"/>
    </style:style>
    <style:style style:name="Table12.B" style:family="table-column">
      <style:table-column-properties style:column-width="3.3361in" style:rel-column-width="32665*"/>
    </style:style>
    <style:style style:name="Table12.C" style:family="table-column">
      <style:table-column-properties style:column-width="1.1264in" style:rel-column-width="1103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21840*"/>
    </style:style>
    <style:style style:name="Table13.B" style:family="table-column">
      <style:table-column-properties style:column-width="3.3361in" style:rel-column-width="32665*"/>
    </style:style>
    <style:style style:name="Table13.C" style:family="table-column">
      <style:table-column-properties style:column-width="1.1264in" style:rel-column-width="11030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3.3361in" style:rel-column-width="32665*"/>
    </style:style>
    <style:style style:name="Table4.C" style:family="table-column">
      <style:table-column-properties style:column-width="1.1264in" style:rel-column-width="1103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3.3361in" style:rel-column-width="32665*"/>
    </style:style>
    <style:style style:name="Table5.C" style:family="table-column">
      <style:table-column-properties style:column-width="1.1264in" style:rel-column-width="1103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3.3361in" style:rel-column-width="32665*"/>
    </style:style>
    <style:style style:name="Table6.C" style:family="table-column">
      <style:table-column-properties style:column-width="1.1264in" style:rel-column-width="1103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2306in" style:rel-column-width="21840*"/>
    </style:style>
    <style:style style:name="Table17.B" style:family="table-column">
      <style:table-column-properties style:column-width="3.3361in" style:rel-column-width="32665*"/>
    </style:style>
    <style:style style:name="Table17.C" style:family="table-column">
      <style:table-column-properties style:column-width="1.1264in" style:rel-column-width="11030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f90a9" officeooo:paragraph-rsid="000f90a9"/>
    </style:style>
    <style:style style:name="P3" style:family="paragraph" style:parent-style-name="Table_20_Contents">
      <style:text-properties officeooo:rsid="00108af4" officeooo:paragraph-rsid="00108af4"/>
    </style:style>
    <style:style style:name="P4" style:family="paragraph" style:parent-style-name="Table_20_Contents">
      <style:text-properties officeooo:rsid="00109ef4" officeooo:paragraph-rsid="00109ef4"/>
    </style:style>
    <style:style style:name="P5" style:family="paragraph" style:parent-style-name="Table_20_Contents">
      <style:text-properties officeooo:rsid="00116965" officeooo:paragraph-rsid="00116965"/>
    </style:style>
    <style:style style:name="P6" style:family="paragraph" style:parent-style-name="Standard" style:list-style-name="L3">
      <style:text-properties style:font-name="Calibri" fo:font-size="12pt" style:font-size-asian="12pt"/>
    </style:style>
    <style:style style:name="P7" style:family="paragraph" style:parent-style-name="Text_20_body" style:list-style-name="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able_20_Contents" style:list-style-name="L3"/>
    <style:style style:name="P11" style:family="paragraph" style:parent-style-name="Table_20_Contents" style:list-style-name="L3">
      <style:text-properties officeooo:rsid="000f90a9" officeooo:paragraph-rsid="000f90a9"/>
    </style:style>
    <style:style style:name="P12" style:family="paragraph" style:parent-style-name="Table_20_Contents" style:list-style-name="L3">
      <style:text-properties officeooo:rsid="00108af4" officeooo:paragraph-rsid="00108af4"/>
    </style:style>
    <style:style style:name="P13" style:family="paragraph" style:parent-style-name="Table_20_Contents" style:list-style-name="L3">
      <style:text-properties officeooo:rsid="00109ef4" officeooo:paragraph-rsid="00109ef4"/>
    </style:style>
    <style:style style:name="P14" style:family="paragraph" style:parent-style-name="Table_20_Contents" style:list-style-name="L3">
      <style:text-properties officeooo:rsid="00116965" officeooo:paragraph-rsid="00116965"/>
    </style:style>
    <style:style style:name="P15" style:family="paragraph" style:parent-style-name="Table_20_Contents" style:list-style-name="L3">
      <style:text-properties officeooo:rsid="00116b99" officeooo:paragraph-rsid="00116b99"/>
    </style:style>
    <style:style style:name="P16" style:family="paragraph" style:parent-style-name="Table_20_Contents">
      <style:text-properties officeooo:rsid="00134671" officeooo:paragraph-rsid="00134671"/>
    </style:style>
    <style:style style:name="P17" style:family="paragraph" style:parent-style-name="Table_20_Contents" style:list-style-name="L3">
      <style:text-properties officeooo:rsid="00134671" officeooo:paragraph-rsid="00134671"/>
    </style:style>
    <style:style style:name="P18" style:family="paragraph" style:parent-style-name="Table_20_Contents" style:list-style-name="L3">
      <style:text-properties officeooo:rsid="001399e7" officeooo:paragraph-rsid="001399e7"/>
    </style:style>
    <style:style style:name="P19" style:family="paragraph" style:parent-style-name="Table_20_Contents">
      <style:text-properties officeooo:rsid="001399e7" officeooo:paragraph-rsid="001399e7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 style:list-style-name="">
      <style:paragraph-properties fo:break-before="page"/>
    </style:style>
    <style:style style:name="T1" style:family="text">
      <style:text-properties officeooo:rsid="00108af4"/>
    </style:style>
    <style:style style:name="T2" style:family="text">
      <style:text-properties style:text-position="super 58%" officeooo:rsid="00108af4"/>
    </style:style>
    <style:style style:name="T3" style:family="text">
      <style:text-properties officeooo:rsid="00116b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lf-assessment for XXX</text:p>
      <text:p text:style-name="Text_20_body"/>
      <text:h text:style-name="P21" text:outline-level="2">Instructions</text:h>
      <text:h text:style-name="P7" text:outline-level="2">Read through the requirement and examples. Fill in to the empty column by answering these questions:</text:h>
      <text:list xml:id="list2770168637" text:style-name="L1">
        <text:list-item>
          <text:h text:style-name="P8" text:outline-level="2">How is this requirement currently fullfilled?</text:h>
        </text:list-item>
        <text:list-item>
          <text:h text:style-name="P8" text:outline-level="2"><office:annotation><dc:date>2019-04-03T08:31:20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X-NONE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3"/>&lt;w:UseFELayout/&gt;</text:p><text:p><text:s text:c="2"/>&lt;/w:Compatibility&gt;</text:p><text:p><text:s text:c="2"/>&lt;w:DoNotOptimizeForBrowser/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9-04-03T08:31:21</dc:date><text:p>&lt;!--[if gte mso 9]&gt;&lt;xml&gt;</text:p><text:p><text:s/>&lt;w:LatentStyles DefLockedState="false" DefUnhideWhenUsed="false"</text:p><text:p><text:s text:c="2"/>DefSemiHidden="false" DefQFormat="false" DefPriority="99"</text:p><text:p><text:s text:c="2"/>LatentStyleCount="375"&gt;</text:p><text:p><text:s text:c="2"/>&lt;w:LsdException Locked="false" Priority="0" QFormat="true" Name="Normal"/&gt;</text:p><text:p><text:s text:c="2"/>&lt;w:LsdException Locked="false" Priority="9" QFormat="true" Name="heading 1"/&gt;</text:p><text:p><text:s text:c="2"/>&lt;w:LsdException Locked="false" Priority="9" SemiHidden="true"</text:p><text:p><text:s text:c="3"/>UnhideWhenUsed="true" QFormat="true" Name="heading 2"/&gt;</text:p><text:p><text:s text:c="2"/>&lt;w:LsdException Locked="false" Priority="9" SemiHidden="true"</text:p><text:p><text:s text:c="3"/>UnhideWhenUsed="true" QFormat="true" Name="heading 3"/&gt;</text:p><text:p><text:s text:c="2"/>&lt;w:LsdException Locked="false" Priority="9" SemiHidden="true"</text:p><text:p><text:s text:c="3"/>UnhideWhenUsed="true" QFormat="true" Name="heading 4"/&gt;</text:p><text:p><text:s text:c="2"/>&lt;w:LsdException Locked="false" Priority="9" SemiHidden="true"</text:p><text:p><text:s text:c="3"/>UnhideWhenUsed="true" QFormat="true" Name="heading 5"/&gt;</text:p><text:p><text:s text:c="2"/>&lt;w:LsdException Locked="false" Priority="9" SemiHidden="true"</text:p><text:p><text:s text:c="3"/>UnhideWhenUsed="true" QFormat="true" Name="heading 6"/&gt;</text:p><text:p><text:s text:c="2"/>&lt;w:LsdException Locked="false" Priority="9" SemiHidden="true"</text:p><text:p><text:s text:c="3"/>UnhideWhenUsed="true" QFormat="true" Name="heading 7"/&gt;</text:p><text:p><text:s text:c="2"/>&lt;w:LsdException Locked="false" Priority="9" SemiHidden="true"</text:p><text:p><text:s text:c="3"/>UnhideWhenUsed="true" QFormat="true" Name="heading 8"/&gt;</text:p><text:p><text:s text:c="2"/>&lt;w:LsdException Locked="false" Priority="9" SemiHidden="true"</text:p><text:p><text:s text:c="3"/>UnhideWhenUsed="true" QFormat="true" Name="heading 9"/&gt;</text:p><text:p><text:s text:c="2"/>&lt;w:LsdException Locked="false" SemiHidden="true" UnhideWhenUsed="true"</text:p><text:p><text:s text:c="3"/>Name="index 1"/&gt;</text:p><text:p><text:s text:c="2"/>&lt;w:LsdException Locked="false" SemiHidden="true" UnhideWhenUsed="true"</text:p><text:p><text:s text:c="3"/>Name="index 2"/&gt;</text:p><text:p><text:s text:c="2"/>&lt;w:LsdException Locked="false" SemiHidden="true" UnhideWhenUsed="true"</text:p><text:p><text:s text:c="3"/>Name="index 3"/&gt;</text:p><text:p><text:s text:c="2"/>&lt;w:LsdException Locked="false" SemiHidden="true" UnhideWhenUsed="true"</text:p><text:p><text:s text:c="3"/>Name="index 4"/&gt;</text:p><text:p><text:s text:c="2"/>&lt;w:LsdException Locked="false" SemiHidden="true" UnhideWhenUsed="true"</text:p><text:p><text:s text:c="3"/>Name="index 5"/&gt;</text:p><text:p><text:s text:c="2"/>&lt;w:LsdException Locked="false" SemiHidden="true" UnhideWhenUsed="true"</text:p><text:p><text:s text:c="3"/>Name="index 6"/&gt;</text:p><text:p><text:s text:c="2"/>&lt;w:LsdException Locked="false" SemiHidden="true" UnhideWhenUsed="true"</text:p><text:p><text:s text:c="3"/>Name="index 7"/&gt;</text:p><text:p><text:s text:c="2"/>&lt;w:LsdException Locked="false" SemiHidden="true" UnhideWhenUsed="true"</text:p><text:p><text:s text:c="3"/>Name="index 8"/&gt;</text:p><text:p><text:s text:c="2"/>&lt;w:LsdException Locked="false" SemiHidden="true" UnhideWhenUsed="true"</text:p><text:p><text:s text:c="3"/>Name="index 9"/&gt;</text:p><text:p><text:s text:c="2"/>&lt;w:LsdException Locked="false" Priority="39" SemiHidden="true"</text:p><text:p><text:s text:c="3"/>UnhideWhenUsed="true" Name="toc 1"/&gt;</text:p><text:p><text:s text:c="2"/>&lt;w:LsdException Locked="false" Priority="39" SemiHidden="true"</text:p><text:p><text:s text:c="3"/>UnhideWhenUsed="true" Name="toc 2"/&gt;</text:p><text:p><text:s text:c="2"/>&lt;w:LsdException Locked="false" Priority="39" SemiHidden="true"</text:p><text:p><text:s text:c="3"/>UnhideWhenUsed="true" Name="toc 3"/&gt;</text:p><text:p><text:s text:c="2"/>&lt;w:LsdException Locked="false" Priority="39" SemiHidden="true"</text:p><text:p><text:s text:c="3"/>UnhideWhenUsed="true" Name="toc 4"/&gt;</text:p><text:p><text:s text:c="2"/>&lt;w:LsdException Locked="false" Priority="39" SemiHidden="true"</text:p><text:p><text:s text:c="3"/>UnhideWhenUsed="true" Name="toc 5"/&gt;</text:p><text:p><text:s text:c="2"/>&lt;w:LsdException Locked="false" Priority="39" SemiHidden="true"</text:p><text:p><text:s text:c="3"/>UnhideWhenUsed="true" Name="toc 6"/&gt;</text:p><text:p><text:s text:c="2"/>&lt;w:LsdException Locked="false" Priority="39" SemiHidden="true"</text:p><text:p><text:s text:c="3"/>UnhideWhenUsed="true" Name="toc 7"/&gt;</text:p><text:p><text:s text:c="2"/>&lt;w:LsdException Locked="false" Priority="39" SemiHidden="true"</text:p><text:p><text:s text:c="3"/>UnhideWhenUsed="true" Name="toc 8"/&gt;</text:p><text:p><text:s text:c="2"/>&lt;w:LsdException Locked="false" Priority="39" SemiHidden="true"</text:p><text:p><text:s text:c="3"/>UnhideWhenUsed="true" Name="toc 9"/&gt;</text:p><text:p><text:s text:c="2"/>&lt;w:LsdException Locked="false" SemiHidden="true" UnhideWhenUsed="true"</text:p><text:p><text:s text:c="3"/>Name="Normal Indent"/&gt;</text:p><text:p><text:s text:c="2"/>&lt;w:LsdException Locked="false" SemiHidden="true" UnhideWhenUsed="true"</text:p><text:p><text:s text:c="3"/>Name="footnote text"/&gt;</text:p><text:p><text:s text:c="2"/>&lt;w:LsdException Locked="false" SemiHidden="true" UnhideWhenUsed="true"</text:p><text:p><text:s text:c="3"/>Name="annotation text"/&gt;</text:p><text:p><text:s text:c="2"/>&lt;w:LsdException Locked="false" SemiHidden="true" UnhideWhenUsed="true"</text:p><text:p><text:s text:c="3"/>Name="header"/&gt;</text:p><text:p><text:s text:c="2"/>&lt;w:LsdException Locked="false" SemiHidden="true" UnhideWhenUsed="true"</text:p><text:p><text:s text:c="3"/>Name="footer"/&gt;</text:p><text:p><text:s text:c="2"/>&lt;w:LsdException Locked="false" SemiHidden="true" UnhideWhenUsed="true"</text:p><text:p><text:s text:c="3"/>Name="index heading"/&gt;</text:p><text:p><text:s text:c="2"/>&lt;w:LsdException Locked="false" Priority="35" SemiHidden="true"</text:p><text:p><text:s text:c="3"/>UnhideWhenUsed="true" QFormat="true" Name="caption"/&gt;</text:p><text:p><text:s text:c="2"/>&lt;w:LsdException Locked="false" SemiHidden="true" UnhideWhenUsed="true"</text:p><text:p><text:s text:c="3"/>Name="table of figures"/&gt;</text:p><text:p><text:s text:c="2"/>&lt;w:LsdException Locked="false" SemiHidden="true" UnhideWhenUsed="true"</text:p><text:p><text:s text:c="3"/>Name="envelope address"/&gt;</text:p><text:p><text:s text:c="2"/>&lt;w:LsdException Locked="false" SemiHidden="true" UnhideWhenUsed="true"</text:p><text:p><text:s text:c="3"/>Name="envelope return"/&gt;</text:p><text:p><text:s text:c="2"/>&lt;w:LsdException Locked="false" SemiHidden="true" UnhideWhenUsed="true"</text:p><text:p><text:s text:c="3"/>Name="footnote reference"/&gt;</text:p><text:p><text:s text:c="2"/>&lt;w:LsdException Locked="false" SemiHidden="true" UnhideWhenUsed="true"</text:p><text:p><text:s text:c="3"/>Name="annotation reference"/&gt;</text:p><text:p><text:s text:c="2"/>&lt;w:LsdException Locked="false" SemiHidden="true" UnhideWhenUsed="true"</text:p><text:p><text:s text:c="3"/>Name="line number"/&gt;</text:p><text:p><text:s text:c="2"/>&lt;w:LsdException Locked="false" SemiHidden="true" UnhideWhenUsed="true"</text:p><text:p><text:s text:c="3"/>Name="page number"/&gt;</text:p><text:p><text:s text:c="2"/>&lt;w:LsdException Locked="false" SemiHidden="true" UnhideWhenUsed="true"</text:p><text:p><text:s text:c="3"/>Name="endnote reference"/&gt;</text:p><text:p><text:s text:c="2"/>&lt;w:LsdException Locked="false" SemiHidden="true" UnhideWhenUsed="true"</text:p><text:p><text:s text:c="3"/>Name="endnote text"/&gt;</text:p><text:p><text:s text:c="2"/>&lt;w:LsdException Locked="false" SemiHidden="true" UnhideWhenUsed="true"</text:p><text:p><text:s text:c="3"/>Name="table of authorities"/&gt;</text:p><text:p><text:s text:c="2"/>&lt;w:LsdException Locked="false" SemiHidden="true" UnhideWhenUsed="true"</text:p><text:p><text:s text:c="3"/>Name="macro"/&gt;</text:p><text:p><text:s text:c="2"/>&lt;w:LsdException Locked="false" SemiHidden="true" UnhideWhenUsed="true"</text:p><text:p><text:s text:c="3"/>Name="toa heading"/&gt;</text:p><text:p><text:s text:c="2"/>&lt;w:LsdException Locked="false" SemiHidden="true" UnhideWhenUsed="true"</text:p><text:p><text:s text:c="3"/>Name="List"/&gt;</text:p><text:p><text:s text:c="2"/>&lt;w:LsdException Locked="false" SemiHidden="true" UnhideWhenUsed="true"</text:p><text:p><text:s text:c="3"/>Name="List Bullet"/&gt;</text:p><text:p><text:s text:c="2"/>&lt;w:LsdException Locked="false" SemiHidden="true" UnhideWhenUsed="true"</text:p><text:p><text:s text:c="3"/>Name="List Number"/&gt;</text:p><text:p><text:s text:c="2"/>&lt;w:LsdException Locked="false" SemiHidden="true" UnhideWhenUsed="true"</text:p><text:p><text:s text:c="3"/>Name="List 2"/&gt;</text:p><text:p><text:s text:c="2"/>&lt;w:LsdException Locked="false" SemiHidden="true" UnhideWhenUsed="true"</text:p><text:p><text:s text:c="3"/>Name="List 3"/&gt;</text:p><text:p><text:s text:c="2"/>&lt;w:LsdException Locked="false" SemiHidden="true" UnhideWhenUsed="true"</text:p><text:p><text:s text:c="3"/>Name="List 4"/&gt;</text:p><text:p><text:s text:c="2"/>&lt;w:LsdException Locked="false" SemiHidden="true" UnhideWhenUsed="true"</text:p><text:p><text:s text:c="3"/>Name="List 5"/&gt;</text:p><text:p><text:s text:c="2"/>&lt;w:LsdException Locked="false" SemiHidden="true" UnhideWhenUsed="true"</text:p><text:p><text:s text:c="3"/>Name="List Bullet 2"/&gt;</text:p><text:p><text:s text:c="2"/>&lt;w:LsdException Locked="false" SemiHidden="true" UnhideWhenUsed="true"</text:p><text:p><text:s text:c="3"/>Name="List Bullet 3"/&gt;</text:p><text:p><text:s text:c="2"/>&lt;w:LsdException Locked="false" SemiHidden="true" UnhideWhenUsed="true"</text:p><text:p><text:s text:c="3"/>Name="List Bullet 4"/&gt;</text:p><text:p><text:s text:c="2"/>&lt;w:LsdException Locked="false" SemiHidden="true" UnhideWhenUsed="true"</text:p><text:p><text:s text:c="3"/>Name="List Bullet 5"/&gt;</text:p><text:p><text:s text:c="2"/>&lt;w:LsdException Locked="false" SemiHidden="true" UnhideWhenUsed="true"</text:p><text:p><text:s text:c="3"/>Name="List Number 2"/&gt;</text:p><text:p><text:s text:c="2"/>&lt;w:LsdException Locked="false" SemiHidden="true" UnhideWhenUsed="true"</text:p><text:p><text:s text:c="3"/>Name="List Number 3"/&gt;</text:p><text:p><text:s text:c="2"/>&lt;w:LsdException Locked="false" SemiHidden="true" UnhideWhenUsed="true"</text:p><text:p><text:s text:c="3"/>Name="List Number 4"/&gt;</text:p><text:p><text:s text:c="2"/>&lt;w:LsdException Locked="false" SemiHidden="true" UnhideWhenUsed="true"</text:p><text:p><text:s text:c="3"/>Name="List Number 5"/&gt;</text:p><text:p><text:s text:c="2"/>&lt;w:LsdException Locked="false" Priority="10" QFormat="true" Name="Title"/&gt;</text:p><text:p><text:s text:c="2"/>&lt;w:LsdException Locked="false" SemiHidden="true" UnhideWhenUsed="true"</text:p><text:p><text:s text:c="3"/>Name="Closing"/&gt;</text:p><text:p><text:s text:c="2"/>&lt;w:LsdException Locked="false" SemiHidden="true" UnhideWhenUsed="true"</text:p><text:p><text:s text:c="3"/>Name="Signature"/&gt;</text:p><text:p><text:s text:c="2"/>&lt;w:LsdException Locked="false" Priority="1" SemiHidden="true"</text:p><text:p><text:s text:c="3"/>UnhideWhenUsed="true" Name="Default Paragraph Font"/&gt;</text:p><text:p><text:s text:c="2"/>&lt;w:LsdException Locked="false" SemiHidden="true" UnhideWhenUsed="true"</text:p><text:p><text:s text:c="3"/>Name="Body Text"/&gt;</text:p><text:p><text:s text:c="2"/>&lt;w:LsdException Locked="false" SemiHidden="true" UnhideWhenUsed="true"</text:p><text:p><text:s text:c="3"/>Name="Body Text Indent"/&gt;</text:p><text:p><text:s text:c="2"/>&lt;w:LsdException Locked="false" SemiHidden="true" UnhideWhenUsed="true"</text:p><text:p><text:s text:c="3"/>Name="List Continue"/&gt;</text:p><text:p><text:s text:c="2"/>&lt;w:LsdException Locked="false" SemiHidden="true" UnhideWhenUsed="true"</text:p><text:p><text:s text:c="3"/>Name="List Continue 2"/&gt;</text:p><text:p><text:s text:c="2"/>&lt;w:LsdException Locked="false" SemiHidden="true" UnhideWhenUsed="true"</text:p><text:p><text:s text:c="3"/>Name="List Continue 3"/&gt;</text:p><text:p><text:s text:c="2"/>&lt;w:LsdException Locked="false" SemiHidden="true" UnhideWhenUsed="true"</text:p><text:p><text:s text:c="3"/>Name="List Continue 4"/&gt;</text:p><text:p><text:s text:c="2"/>&lt;w:LsdException Locked="false" SemiHidden="true" UnhideWhenUsed="true"</text:p><text:p><text:s text:c="3"/>Name="List Continue 5"/&gt;</text:p><text:p><text:s text:c="2"/>&lt;w:LsdException Locked="false" SemiHidden="true" UnhideWhenUsed="true"</text:p><text:p><text:s text:c="3"/>Name="Message Header"/&gt;</text:p><text:p><text:s text:c="2"/>&lt;w:LsdException Locked="false" Priority="11" QFormat="true" Name="Subtitle"/&gt;</text:p><text:p><text:s text:c="2"/>&lt;w:LsdException Locked="false" SemiHidden="true" UnhideWhenUsed="true"</text:p><text:p><text:s text:c="3"/>Name="Salutation"/&gt;</text:p><text:p><text:s text:c="2"/>&lt;w:LsdException Locked="false" SemiHidden="true" UnhideWhenUsed="true"</text:p><text:p><text:s text:c="3"/>Name="Date"/&gt;</text:p><text:p><text:s text:c="2"/>&lt;w:LsdException Locked="false" SemiHidden="true" UnhideWhenUsed="true"</text:p><text:p><text:s text:c="3"/>Name="Body Text First Indent"/&gt;</text:p><text:p><text:s text:c="2"/>&lt;w:LsdException Locked="false" SemiHidden="true" UnhideWhenUsed="true"</text:p><text:p><text:s text:c="3"/>Name="Body Text First Indent 2"/&gt;</text:p><text:p><text:s text:c="2"/>&lt;w:LsdException Locked="false" SemiHidden="true" UnhideWhenUsed="true"</text:p><text:p><text:s text:c="3"/>Name="Note Heading"/&gt;</text:p><text:p><text:s text:c="2"/>&lt;w:LsdException Locked="false" SemiHidden="true" UnhideWhenUsed="true"</text:p><text:p><text:s text:c="3"/>Name="Body Text 2"/&gt;</text:p><text:p><text:s text:c="2"/>&lt;w:LsdException Locked="false" SemiHidden="true" UnhideWhenUsed="true"</text:p><text:p><text:s text:c="3"/>Name="Body Text 3"/&gt;</text:p><text:p><text:s text:c="2"/>&lt;w:LsdException Locked="false" SemiHidden="true" UnhideWhenUsed="true"</text:p><text:p><text:s text:c="3"/>Name="Body Text Indent 2"/&gt;</text:p><text:p><text:s text:c="2"/>&lt;w:LsdException Locked="false" SemiHidden="true" UnhideWhenUsed="true"</text:p><text:p><text:s text:c="3"/>Name="Body Text Indent 3"/&gt;</text:p><text:p><text:s text:c="2"/>&lt;w:LsdException Locked="false" SemiHidden="true" UnhideWhenUsed="true"</text:p><text:p><text:s text:c="3"/>Name="Block Text"/&gt;</text:p><text:p><text:s text:c="2"/>&lt;w:LsdException Locked="false" SemiHidden="true" UnhideWhenUsed="true"</text:p><text:p><text:s text:c="3"/>Name="Hyperlink"/&gt;</text:p><text:p><text:s text:c="2"/>&lt;w:LsdException Locked="false" SemiHidden="true" UnhideWhenUsed="true"</text:p><text:p><text:s text:c="3"/>Name="FollowedHyperlink"/&gt;</text:p><text:p><text:s text:c="2"/>&lt;w:LsdException Locked="false" Priority="22" QFormat="true" Name="Strong"/&gt;</text:p><text:p><text:s text:c="2"/>&lt;w:LsdException Locked="false" Priority="20" QFormat="true" Name="Emphasis"/&gt;</text:p><text:p><text:s text:c="2"/>&lt;w:LsdException Locked="false" SemiHidden="true" UnhideWhenUsed="true"</text:p><text:p><text:s text:c="3"/>Name="Document Map"/&gt;</text:p><text:p><text:s text:c="2"/>&lt;w:LsdException Locked="false" SemiHidden="true" UnhideWhenUsed="true"</text:p><text:p><text:s text:c="3"/>Name="Plain Text"/&gt;</text:p><text:p><text:s text:c="2"/>&lt;w:LsdException Locked="false" SemiHidden="true" UnhideWhenUsed="true"</text:p><text:p><text:s text:c="3"/>Name="E-mail Signature"/&gt;</text:p><text:p><text:s text:c="2"/>&lt;w:LsdException Locked="false" SemiHidden="true" UnhideWhenUsed="true"</text:p><text:p><text:s text:c="3"/>Name="HTML Top of Form"/&gt;</text:p><text:p><text:s text:c="2"/>&lt;w:LsdException Locked="false" SemiHidden="true" UnhideWhenUsed="true"</text:p><text:p><text:s text:c="3"/>Name="HTML Bottom of Form"/&gt;</text:p><text:p><text:s text:c="2"/>&lt;w:LsdException Locked="false" SemiHidden="true" UnhideWhenUsed="true"</text:p><text:p><text:s text:c="3"/>Name="Normal (Web)"/&gt;</text:p><text:p><text:s text:c="2"/>&lt;w:LsdException Locked="false" SemiHidden="true" UnhideWhenUsed="true"</text:p><text:p><text:s text:c="3"/>Name="HTML Acronym"/&gt;</text:p><text:p><text:s text:c="2"/>&lt;w:LsdException Locked="false" SemiHidden="true" UnhideWhenUsed="true"</text:p><text:p><text:s text:c="3"/>Name="HTML Address"/&gt;</text:p><text:p><text:s text:c="2"/>&lt;w:LsdException Locked="false" SemiHidden="true" UnhideWhenUsed="true"</text:p><text:p><text:s text:c="3"/>Name="HTML Cite"/&gt;</text:p><text:p><text:s text:c="2"/>&lt;w:LsdException Locked="false" SemiHidden="true" UnhideWhenUsed="true"</text:p><text:p><text:s text:c="3"/>Name="HTML Code"/&gt;</text:p><text:p><text:s text:c="2"/>&lt;w:LsdException Locked="false" SemiHidden="true" UnhideWhenUsed="true"</text:p><text:p><text:s text:c="3"/>Name="HTML Definition"/&gt;</text:p><text:p><text:s text:c="2"/>&lt;w:LsdException Locked="false" SemiHidden="true" UnhideWhenUsed="true"</text:p><text:p><text:s text:c="3"/>Name="HTML Keyboard"/&gt;</text:p><text:p><text:s text:c="2"/>&lt;w:LsdException Locked="false" SemiHidden="true" UnhideWhenUsed="true"</text:p><text:p><text:s text:c="3"/>Name="HTML Preformatted"/&gt;</text:p><text:p><text:s text:c="2"/>&lt;w:LsdException Locked="false" SemiHidden="true" UnhideWhenUsed="true"</text:p><text:p><text:s text:c="3"/>Name="HTML Sample"/&gt;</text:p><text:p><text:s text:c="2"/>&lt;w:LsdException Locked="false" SemiHidden="true" UnhideWhenUsed="true"</text:p><text:p><text:s text:c="3"/>Name="HTML Typewriter"/&gt;</text:p><text:p><text:s text:c="2"/>&lt;w:LsdException Locked="false" SemiHidden="true" UnhideWhenUsed="true"</text:p><text:p><text:s text:c="3"/>Name="HTML Variable"/&gt;</text:p><text:p><text:s text:c="2"/>&lt;w:LsdException Locked="false" SemiHidden="true" UnhideWhenUsed="true"</text:p><text:p><text:s text:c="3"/>Name="Normal Table"/&gt;</text:p><text:p><text:s text:c="2"/>&lt;w:LsdException Locked="false" SemiHidden="true" UnhideWhenUsed="true"</text:p><text:p><text:s text:c="3"/>Name="annotation subject"/&gt;</text:p><text:p><text:s text:c="2"/>&lt;w:LsdException Locked="false" SemiHidden="true" UnhideWhenUsed="true"</text:p><text:p><text:s text:c="3"/>Name="No List"/&gt;</text:p><text:p><text:s text:c="2"/>&lt;w:LsdException Locked="false" SemiHidden="true" UnhideWhenUsed="true"</text:p><text:p><text:s text:c="3"/>Name="Outline List 1"/&gt;</text:p><text:p><text:s text:c="2"/>&lt;w:LsdException Locked="false" SemiHidden="true" UnhideWhenUsed="true"</text:p><text:p><text:s text:c="3"/>Name="Outline List 2"/&gt;</text:p><text:p><text:s text:c="2"/>&lt;w:LsdException Locked="false" SemiHidden="true" UnhideWhenUsed="true"</text:p><text:p><text:s text:c="3"/>Name="Outline List 3"/&gt;</text:p><text:p><text:s text:c="2"/>&lt;w:LsdException Locked="false" SemiHidden="true" UnhideWhenUsed="true"</text:p><text:p><text:s text:c="3"/>Name="Table Simple 1"/&gt;</text:p><text:p><text:s text:c="2"/>&lt;w:LsdException Locked="false" SemiHidden="true" UnhideWhenUsed="true"</text:p><text:p><text:s text:c="3"/>Name="Table Simple 2"/&gt;</text:p><text:p><text:s text:c="2"/>&lt;w:LsdException Locked="false" SemiHidden="true" UnhideWhenUsed="true"</text:p><text:p><text:s text:c="3"/>Name="Table Simple 3"/&gt;</text:p><text:p><text:s text:c="2"/>&lt;w:LsdException Locked="false" SemiHidden="true" UnhideWhenUsed="true"</text:p><text:p><text:s text:c="3"/>Name="Table Classic 1"/&gt;</text:p><text:p><text:s text:c="2"/>&lt;w:LsdException Locked="false" SemiHidden="true" UnhideWhenUsed="true"</text:p><text:p><text:s text:c="3"/>Name="Table Classic 2"/&gt;</text:p><text:p><text:s text:c="2"/>&lt;w:LsdException Locked="false" SemiHidden="true" UnhideWhenUsed="true"</text:p><text:p><text:s text:c="3"/>Name="Table Classic 3"/&gt;</text:p><text:p><text:s text:c="2"/>&lt;w:LsdException Locked="false" SemiHidden="true" UnhideWhenUsed="true"</text:p><text:p><text:s text:c="3"/>Name="Table Classic 4"/&gt;</text:p><text:p><text:s text:c="2"/>&lt;w:LsdException Locked="false" SemiHidden="true" UnhideWhenUsed="true"</text:p><text:p><text:s text:c="3"/>Name="Table Colorful 1"/&gt;</text:p><text:p><text:s text:c="2"/>&lt;w:LsdException Locked="false" SemiHidden="true" UnhideWhenUsed="true"</text:p><text:p><text:s text:c="3"/>Name="Table Colorful 2"/&gt;</text:p><text:p><text:s text:c="2"/>&lt;w:LsdException Locked="false" SemiHidden="true" UnhideWhenUsed="true"</text:p><text:p><text:s text:c="3"/>Name="Table Colorful 3"/&gt;</text:p><text:p><text:s text:c="2"/>&lt;w:LsdException Locked="false" SemiHidden="true" UnhideWhenUsed="true"</text:p><text:p><text:s text:c="3"/>Name="Table Columns 1"/&gt;</text:p><text:p><text:s text:c="2"/>&lt;w:LsdException Locked="false" SemiHidden="true" UnhideWhenUsed="true"</text:p><text:p><text:s text:c="3"/>Name="Table Columns 2"/&gt;</text:p><text:p><text:s text:c="2"/>&lt;w:LsdException Locked="false" SemiHidden="true" UnhideWhenUsed="true"</text:p><text:p><text:s text:c="3"/>Name="Table Columns 3"/&gt;</text:p><text:p><text:s text:c="2"/>&lt;w:LsdException Locked="false" SemiHidden="true" UnhideWhenUsed="true"</text:p><text:p><text:s text:c="3"/>Name="Table Columns 4"/&gt;</text:p><text:p><text:s text:c="2"/>&lt;w:LsdException Locked="false" SemiHidden="true" UnhideWhenUsed="true"</text:p><text:p><text:s text:c="3"/>Name="Table Columns 5"/&gt;</text:p><text:p><text:s text:c="2"/>&lt;w:LsdException Locked="false" SemiHidden="true" UnhideWhenUsed="true"</text:p><text:p><text:s text:c="3"/>Name="Table Grid 1"/&gt;</text:p><text:p><text:s text:c="2"/>&lt;w:LsdException Locked="false" SemiHidden="true" UnhideWhenUsed="true"</text:p><text:p><text:s text:c="3"/>Name="Table Grid 2"/&gt;</text:p><text:p><text:s text:c="2"/>&lt;w:LsdException Locked="false" SemiHidden="true" UnhideWhenUsed="true"</text:p><text:p><text:s text:c="3"/>Name="Table Grid 3"/&gt;</text:p><text:p><text:s text:c="2"/>&lt;w:LsdException Locked="false" SemiHidden="true" UnhideWhenUsed="true"</text:p><text:p><text:s text:c="3"/>Name="Table Grid 4"/&gt;</text:p><text:p><text:s text:c="2"/>&lt;w:LsdException Locked="false" SemiHidden="true" UnhideWhenUsed="true"</text:p><text:p><text:s text:c="3"/>Name="Table Grid 5"/&gt;</text:p><text:p><text:s text:c="2"/>&lt;w:LsdException Locked="false" SemiHidden="true" UnhideWhenUsed="true"</text:p><text:p><text:s text:c="3"/>Name="Table Grid 6"/&gt;</text:p><text:p><text:s text:c="2"/>&lt;w:LsdException Locked="false" SemiHidden="true" UnhideWhenUsed="true"</text:p><text:p><text:s text:c="3"/>Name="Table Grid 7"/&gt;</text:p><text:p><text:s text:c="2"/>&lt;w:LsdException Locked="false" SemiHidden="true" UnhideWhenUsed="true"</text:p><text:p><text:s text:c="3"/>Name="Table Grid 8"/&gt;</text:p><text:p><text:s text:c="2"/>&lt;w:LsdException Locked="false" SemiHidden="true" UnhideWhenUsed="true"</text:p><text:p><text:s text:c="3"/>Name="Table List 1"/&gt;</text:p><text:p><text:s text:c="2"/>&lt;w:LsdException Locked="false" SemiHidden="true" UnhideWhenUsed="true"</text:p><text:p><text:s text:c="3"/>Name="Table List 2"/&gt;</text:p><text:p><text:s text:c="2"/>&lt;w:LsdException Locked="false" SemiHidden="true" UnhideWhenUsed="true"</text:p><text:p><text:s text:c="3"/>Name="Table List 3"/&gt;</text:p><text:p><text:s text:c="2"/>&lt;w:LsdException Locked="false" SemiHidden="true" UnhideWhenUsed="true"</text:p><text:p><text:s text:c="3"/>Name="Table List 4"/&gt;</text:p><text:p><text:s text:c="2"/>&lt;w:LsdException Locked="false" SemiHidden="true" UnhideWhenUsed="true"</text:p><text:p><text:s text:c="3"/>Name="Table List 5"/&gt;</text:p><text:p><text:s text:c="2"/>&lt;w:LsdException Locked="false" SemiHidden="true" UnhideWhenUsed="true"</text:p><text:p><text:s text:c="3"/>Name="Table List 6"/&gt;</text:p><text:p><text:s text:c="2"/>&lt;w:LsdException Locked="false" SemiHidden="true" UnhideWhenUsed="true"</text:p><text:p><text:s text:c="3"/>Name="Table List 7"/&gt;</text:p><text:p><text:s text:c="2"/>&lt;w:LsdException Locked="false" SemiHidden="true" UnhideWhenUsed="true"</text:p><text:p><text:s text:c="3"/>Name="Table List 8"/&gt;</text:p><text:p><text:s text:c="2"/>&lt;w:LsdException Locked="false" SemiHidden="true" UnhideWhenUsed="true"</text:p><text:p><text:s text:c="3"/>Name="Table 3D effects 1"/&gt;</text:p><text:p><text:s text:c="2"/>&lt;w:LsdException Locked="false" SemiHidden="true" UnhideWhenUsed="true"</text:p><text:p><text:s text:c="3"/>Name="Table 3D effects 2"/&gt;</text:p><text:p><text:s text:c="2"/>&lt;w:LsdException Locked="false" SemiHidden="true" UnhideWhenUsed="true"</text:p><text:p><text:s text:c="3"/>Name="Table 3D effects 3"/&gt;</text:p><text:p><text:s text:c="2"/>&lt;w:LsdException Locked="false" SemiHidden="true" UnhideWhenUsed="true"</text:p><text:p><text:s text:c="3"/>Name="Table Contemporary"/&gt;</text:p><text:p><text:s text:c="2"/>&lt;w:LsdException Locked="false" SemiHidden="true" UnhideWhenUsed="true"</text:p><text:p><text:s text:c="3"/>Name="Table Elegant"/&gt;</text:p><text:p><text:s text:c="2"/>&lt;w:LsdException Locked="false" SemiHidden="true" UnhideWhenUsed="true"</text:p><text:p><text:s text:c="3"/>Name="Table Professional"/&gt;</text:p><text:p><text:s text:c="2"/>&lt;w:LsdException Locked="false" SemiHidden="true" UnhideWhenUsed="true"</text:p><text:p><text:s text:c="3"/>Name="Table Subtle 1"/&gt;</text:p><text:p><text:s text:c="2"/>&lt;w:LsdException Locked="false" SemiHidden="true" UnhideWhenUsed="true"</text:p><text:p><text:s text:c="3"/>Name="Table Subtle 2"/&gt;</text:p><text:p><text:s text:c="2"/>&lt;w:LsdException Locked="false" SemiHidden="true" UnhideWhenUsed="true"</text:p><text:p><text:s text:c="3"/>Name="Table Web 1"/&gt;</text:p><text:p><text:s text:c="2"/>&lt;w:LsdException Locked="false" SemiHidden="true" UnhideWhenUsed="true"</text:p><text:p><text:s text:c="3"/>Name="Table Web 2"/&gt;</text:p><text:p><text:s text:c="2"/>&lt;w:LsdException Locked="false" SemiHidden="true" UnhideWhenUsed="true"</text:p><text:p><text:s text:c="3"/>Name="Table Web 3"/&gt;</text:p><text:p><text:s text:c="2"/>&lt;w:LsdException Locked="false" SemiHidden="true" UnhideWhenUsed="true"</text:p><text:p><text:s text:c="3"/>Name="Balloon Text"/&gt;</text:p><text:p><text:s text:c="2"/>&lt;w:LsdException Locked="false" Priority="39" Name="Table Grid"/&gt;</text:p><text:p><text:s text:c="2"/>&lt;w:LsdException Locked="false" SemiHidden="true" UnhideWhenUsed="true"</text:p><text:p><text:s text:c="3"/>Name="Table Theme"/&gt;</text:p><text:p><text:s text:c="2"/>&lt;w:LsdException Locked="false" SemiHidden="true" Name="Placeholder Text"/&gt;</text:p><text:p><text:s text:c="2"/>&lt;w:LsdException Locked="false" Priority="1" QFormat="true" Name="No Spacing"/&gt;</text:p><text:p><text:s text:c="2"/>&lt;w:LsdException Locked="false" Priority="60" Name="Light Shading"/&gt;</text:p><text:p><text:s text:c="2"/>&lt;w:LsdException Locked="false" Priority="61" Name="Light List"/&gt;</text:p><text:p><text:s text:c="2"/>&lt;w:LsdException Locked="false" Priority="62" Name="Light Grid"/&gt;</text:p><text:p><text:s text:c="2"/>&lt;w:LsdException Locked="false" Priority="63" Name="Medium Shading 1"/&gt;</text:p><text:p><text:s text:c="2"/>&lt;w:LsdException Locked="false" Priority="64" Name="Medium Shading 2"/&gt;</text:p><text:p><text:s text:c="2"/>&lt;w:LsdException Locked="false" Priority="65" Name="Medium List 1"/&gt;</text:p><text:p><text:s text:c="2"/>&lt;w:LsdException Locked="false" Priority="66" Name="Medium List 2"/&gt;</text:p><text:p><text:s text:c="2"/>&lt;w:LsdException Locked="false" Priority="67" Name="Medium Grid 1"/&gt;</text:p><text:p><text:s text:c="2"/>&lt;w:LsdException Locked="false" Priority="68" Name="Medium Grid 2"/&gt;</text:p><text:p><text:s text:c="2"/>&lt;w:LsdException Locked="false" Priority="69" Name="Medium Grid 3"/&gt;</text:p><text:p><text:s text:c="2"/>&lt;w:LsdException Locked="false" Priority="70" Name="Dark List"/&gt;</text:p><text:p><text:s text:c="2"/>&lt;w:LsdException Locked="false" Priority="71" Name="Colorful Shading"/&gt;</text:p><text:p><text:s text:c="2"/>&lt;w:LsdException Locked="false" Priority="72" Name="Colorful List"/&gt;</text:p><text:p><text:s text:c="2"/>&lt;w:LsdException Locked="false" Priority="73" Name="Colorful Grid"/&gt;</text:p><text:p><text:s text:c="2"/>&lt;w:LsdException Locked="false" Priority="60" Name="Light Shading Accent 1"/&gt;</text:p><text:p><text:s text:c="2"/>&lt;w:LsdException Locked="false" Priority="61" Name="Light List Accent 1"/&gt;</text:p><text:p><text:s text:c="2"/>&lt;w:LsdException Locked="false" Priority="62" Name="Light Grid Accent 1"/&gt;</text:p><text:p><text:s text:c="2"/>&lt;w:LsdException Locked="false" Priority="63" Name="Medium Shading 1 Accent 1"/&gt;</text:p><text:p><text:s text:c="2"/>&lt;w:LsdException Locked="false" Priority="64" Name="Medium Shading 2 Accent 1"/&gt;</text:p><text:p><text:s text:c="2"/>&lt;w:LsdException Locked="false" Priority="65" Name="Medium List 1 Accent 1"/&gt;</text:p><text:p><text:s text:c="2"/>&lt;w:LsdException Locked="false" SemiHidden="true" Name="Revision"/&gt;</text:p><text:p><text:s text:c="2"/>&lt;w:LsdException Locked="false" Priority="34" QFormat="true"</text:p><text:p><text:s text:c="3"/>Name="List Paragraph"/&gt;</text:p><text:p><text:s text:c="2"/>&lt;w:LsdException Locked="false" Priority="29" QFormat="true" Name="Quote"/&gt;</text:p><text:p><text:s text:c="2"/>&lt;w:LsdException Locked="false" Priority="30" QFormat="true"</text:p><text:p><text:s text:c="3"/>Name="Intense Quote"/&gt;</text:p><text:p><text:s text:c="2"/>&lt;w:LsdException Locked="false" Priority="66" Name="Medium List 2 Accent 1"/&gt;</text:p><text:p><text:s text:c="2"/>&lt;w:LsdException Locked="false" Priority="67" Name="Medium Grid 1 Accent 1"/&gt;</text:p><text:p><text:s text:c="2"/>&lt;w:LsdException Locked="false" Priority="68" Name="Medium Grid 2 Accent 1"/&gt;</text:p><text:p><text:s text:c="2"/>&lt;w:LsdException Locked="false" Priority="69" Name="Medium Grid 3 Accent 1"/&gt;</text:p><text:p><text:s text:c="2"/>&lt;w:LsdException Locked="false" Priority="70" Name="Dark List Accent 1"/&gt;</text:p><text:p><text:s text:c="2"/>&lt;w:LsdException Locked="false" Priority="71" Name="Colorful Shading Accent 1"/&gt;</text:p><text:p><text:s text:c="2"/>&lt;w:LsdException Locked="false" Priority="72" Name="Colorful List Accent 1"/&gt;</text:p><text:p><text:s text:c="2"/>&lt;w:LsdException Locked="false" Priority="73" Name="Colorful Grid Accent 1"/&gt;</text:p><text:p><text:s text:c="2"/>&lt;w:LsdException Locked="false" Priority="60" Name="Light Shading Accent 2"/&gt;</text:p><text:p><text:s text:c="2"/>&lt;w:LsdException Locked="false" Priority="61" Name="Light List Accent 2"/&gt;</text:p><text:p><text:s text:c="2"/>&lt;w:LsdException Locked="false" Priority="62" Name="Light Grid Accent 2"/&gt;</text:p><text:p><text:s text:c="2"/>&lt;w:LsdException Locked="false" Priority="63" Name="Medium Shading 1 Accent 2"/&gt;</text:p><text:p><text:s text:c="2"/>&lt;w:LsdException Locked="false" Priority="64" Name="Medium Shading 2 Accent 2"/&gt;</text:p><text:p><text:s text:c="2"/>&lt;w:LsdException Locked="false" Priority="65" Name="Medium List 1 Accent 2"/&gt;</text:p><text:p><text:s text:c="2"/>&lt;w:LsdException Locked="false" Priority="66" Name="Medium List 2 Accent 2"/&gt;</text:p><text:p><text:s text:c="2"/>&lt;w:LsdException Locked="false" Priority="67" Name="Medium Grid 1 Accent 2"/&gt;</text:p><text:p><text:s text:c="2"/>&lt;w:LsdException Locked="false" Priority="68" Name="Medium Grid 2 Accent 2"/&gt;</text:p><text:p><text:s text:c="2"/>&lt;w:LsdException Locked="false" Priority="69" Name="Medium Grid 3 Accent 2"/&gt;</text:p><text:p><text:s text:c="2"/>&lt;w:LsdException Locked="false" Priority="70" Name="Dark List Accent 2"/&gt;</text:p><text:p><text:s text:c="2"/>&lt;w:LsdException Locked="false" Priority="71" Name="Colorful Shading Accent 2"/&gt;</text:p><text:p><text:s text:c="2"/>&lt;w:LsdException Locked="false" Priority="72" Name="Colorful List Accent 2"/&gt;</text:p><text:p><text:s text:c="2"/>&lt;w:LsdException Locked="false" Priority="73" Name="Colorful Grid Accent 2"/&gt;</text:p><text:p><text:s text:c="2"/>&lt;w:LsdException Locked="false" Priority="60" Name="Light Shading Accent 3"/&gt;</text:p><text:p><text:s text:c="2"/>&lt;w:LsdException Locked="false" Priority="61" Name="Light List Accent 3"/&gt;</text:p><text:p><text:s text:c="2"/>&lt;w:LsdException Locked="false" Priority="62" Name="Light Grid Accent 3"/&gt;</text:p><text:p><text:s text:c="2"/>&lt;w:LsdException Locked="false" Priority="63" Name="Medium Shading 1 Accent 3"/&gt;</text:p><text:p><text:s text:c="2"/>&lt;w:LsdException Locked="false" Priority="64" Name="Medium Shading 2 Accent 3"/&gt;</text:p><text:p><text:s text:c="2"/>&lt;w:LsdException Locked="false" Priority="65" Name="Medium List 1 Accent 3"/&gt;</text:p><text:p><text:s text:c="2"/>&lt;w:LsdException Locked="false" Priority="66" Name="Medium List 2 Accent 3"/&gt;</text:p><text:p><text:s text:c="2"/>&lt;w:LsdException Locked="false" Priority="67" Name="Medium Grid 1 Accent 3"/&gt;</text:p><text:p><text:s text:c="2"/>&lt;w:LsdException Locked="false" Priority="68" Name="Medium Grid 2 Accent 3"/&gt;</text:p><text:p><text:s text:c="2"/>&lt;w:LsdException Locked="false" Priority="69" Name="Medium Grid 3 Accent 3"/&gt;</text:p><text:p><text:s text:c="2"/>&lt;w:LsdException Locked="false" Priority="70" Name="Dark List Accent 3"/&gt;</text:p><text:p><text:s text:c="2"/>&lt;w:LsdException Locked="false" Priority="71" Name="Colorful Shading Accent 3"/&gt;</text:p><text:p><text:s text:c="2"/>&lt;w:LsdException Locked="false" Priority="72" Name="Colorful List Accent 3"/&gt;</text:p><text:p><text:s text:c="2"/>&lt;w:LsdException Locked="false" Priority="73" Name="Colorful Grid Accent 3"/&gt;</text:p><text:p><text:s text:c="2"/>&lt;w:LsdException Locked="false" Priority="60" Name="Light Shading Accent 4"/&gt;</text:p><text:p><text:s text:c="2"/>&lt;w:LsdException Locked="false" Priority="61" Name="Light List Accent 4"/&gt;</text:p><text:p><text:s text:c="2"/>&lt;w:LsdException Locked="false" Priority="62" Name="Light Grid Accent 4"/&gt;</text:p><text:p><text:s text:c="2"/>&lt;w:LsdException Locked="false" Priority="63" Name="Medium Shading 1 Accent 4"/&gt;</text:p><text:p><text:s text:c="2"/>&lt;w:LsdException Locked="false" Priority="64" Name="Medium Shading 2 Accent 4"/&gt;</text:p><text:p><text:s text:c="2"/>&lt;w:LsdException Locked="false" Priority="65" Name="Medium List 1 Accent 4"/&gt;</text:p><text:p><text:s text:c="2"/>&lt;w:LsdException Locked="false" Priority="66" Name="Medium List 2 Accent 4"/&gt;</text:p><text:p><text:s text:c="2"/>&lt;w:LsdException Locked="false" Priority="67" Name="Medium Grid 1 Accent 4"/&gt;</text:p><text:p><text:s text:c="2"/>&lt;w:LsdException Locked="false" Priority="68" Name="Medium Grid 2 Accent 4"/&gt;</text:p><text:p><text:s text:c="2"/>&lt;w:LsdException Locked="false" Priority="69" Name="Medium Grid 3 Accent 4"/&gt;</text:p><text:p><text:s text:c="2"/>&lt;w:LsdException Locked="false" Priority="70" Name="Dark List Accent 4"/&gt;</text:p><text:p><text:s text:c="2"/>&lt;w:LsdException Locked="false" Priority="71" Name="Colorful Shading Accent 4"/&gt;</text:p><text:p><text:s text:c="2"/>&lt;w:LsdException Locked="false" Priority="72" Name="Colorful List Accent 4"/&gt;</text:p><text:p><text:s text:c="2"/>&lt;w:LsdException Locked="false" Priority="73" Name="Colorful Grid Accent 4"/&gt;</text:p><text:p><text:s text:c="2"/>&lt;w:LsdException Locked="false" Priority="60" Name="Light Shading Accent 5"/&gt;</text:p><text:p><text:s text:c="2"/>&lt;w:LsdException Locked="false" Priority="61" Name="Light List Accent 5"/&gt;</text:p><text:p><text:s text:c="2"/>&lt;w:LsdException Locked="false" Priority="62" Name="Light Grid Accent 5"/&gt;</text:p><text:p><text:s text:c="2"/>&lt;w:LsdException Locked="false" Priority="63" Name="Medium Shading 1 Accent 5"/&gt;</text:p><text:p><text:s text:c="2"/>&lt;w:LsdException Locked="false" Priority="64" Name="Medium Shading 2 Accent 5"/&gt;</text:p><text:p><text:s text:c="2"/>&lt;w:LsdException Locked="false" Priority="65" Name="Medium List 1 Accent 5"/&gt;</text:p><text:p><text:s text:c="2"/>&lt;w:LsdException Locked="false" Priority="66" Name="Medium List 2 Accent 5"/&gt;</text:p><text:p><text:s text:c="2"/>&lt;w:LsdException Locked="false" Priority="67" Name="Medium Grid 1 Accent 5"/&gt;</text:p><text:p><text:s text:c="2"/>&lt;w:LsdException Locked="false" Priority="68" Name="Medium Grid 2 Accent 5"/&gt;</text:p><text:p><text:s text:c="2"/>&lt;w:LsdException Locked="false" Priority="69" Name="Medium Grid 3 Accent 5"/&gt;</text:p><text:p><text:s text:c="2"/>&lt;w:LsdException Locked="false" Priority="70" Name="Dark List Accent 5"/&gt;</text:p><text:p><text:s text:c="2"/>&lt;w:LsdException Locked="false" Priority="71" Name="Colorful Shading Accent 5"/&gt;</text:p><text:p><text:s text:c="2"/>&lt;w:LsdException Locked="false" Priority="72" Name="Colorful List Accent 5"/&gt;</text:p><text:p><text:s text:c="2"/>&lt;w:LsdException Locked="false" Priority="73" Name="Colorful Grid Accent 5"/&gt;</text:p><text:p><text:s text:c="2"/>&lt;w:LsdException Locked="false" Priority="60" Name="Light Shading Accent 6"/&gt;</text:p><text:p><text:s text:c="2"/>&lt;w:LsdException Locked="false" Priority="61" Name="Light List Accent 6"/&gt;</text:p><text:p><text:s text:c="2"/>&lt;w:LsdException Locked="false" Priority="62" Name="Light Grid Accent 6"/&gt;</text:p><text:p><text:s text:c="2"/>&lt;w:LsdException Locked="false" Priority="63" Name="Medium Shading 1 Accent 6"/&gt;</text:p><text:p><text:s text:c="2"/>&lt;w:LsdException Locked="false" Priority="64" Name="Medium Shading 2 Accent 6"/&gt;</text:p><text:p><text:s text:c="2"/>&lt;w:LsdException Locked="false" Priority="65" Name="Medium List 1 Accent 6"/&gt;</text:p><text:p><text:s text:c="2"/>&lt;w:LsdException Locked="false" Priority="66" Name="Medium List 2 Accent 6"/&gt;</text:p><text:p><text:s text:c="2"/>&lt;w:LsdException Locked="false" Priority="67" Name="Medium Grid 1 Accent 6"/&gt;</text:p><text:p><text:s text:c="2"/>&lt;w:LsdException Locked="false" Priority="68" Name="Medium Grid 2 Accent 6"/&gt;</text:p><text:p><text:s text:c="2"/>&lt;w:LsdException Locked="false" Priority="69" Name="Medium Grid 3 Accent 6"/&gt;</text:p><text:p><text:s text:c="2"/>&lt;w:LsdException Locked="false" Priority="70" Name="Dark List Accent 6"/&gt;</text:p><text:p><text:s text:c="2"/>&lt;w:LsdException Locked="false" Priority="71" Name="Colorful Shading Accent 6"/&gt;</text:p><text:p><text:s text:c="2"/>&lt;w:LsdException Locked="false" Priority="72" Name="Colorful List Accent 6"/&gt;</text:p><text:p><text:s text:c="2"/>&lt;w:LsdException Locked="false" Priority="73" Name="Colorful Grid Accent 6"/&gt;</text:p><text:p><text:s text:c="2"/>&lt;w:LsdException Locked="false" Priority="19" QFormat="true"</text:p><text:p><text:s text:c="3"/>Name="Subtle Emphasis"/&gt;</text:p><text:p><text:s text:c="2"/>&lt;w:LsdException Locked="false" Priority="21" QFormat="true"</text:p><text:p><text:s text:c="3"/>Name="Intense Emphasis"/&gt;</text:p><text:p><text:s text:c="2"/>&lt;w:LsdException Locked="false" Priority="31" QFormat="true"</text:p><text:p><text:s text:c="3"/>Name="Subtle Reference"/&gt;</text:p><text:p><text:s text:c="2"/>&lt;w:LsdException Locked="false" Priority="32" QFormat="true"</text:p><text:p><text:s text:c="3"/>Name="Intense Reference"/&gt;</text:p><text:p><text:s text:c="2"/>&lt;w:LsdException Locked="false" Priority="33" QFormat="true" Name="Book Title"/&gt;</text:p><text:p><text:s text:c="2"/>&lt;w:LsdException Locked="false" Priority="37" SemiHidden="true"</text:p><text:p><text:s text:c="3"/>UnhideWhenUsed="true" Name="Bibliography"/&gt;</text:p><text:p><text:s text:c="2"/>&lt;w:LsdException Locked="false" Priority="39" SemiHidden="true"</text:p><text:p><text:s text:c="3"/>UnhideWhenUsed="true" QFormat="true" Name="TOC Heading"/&gt;</text:p><text:p><text:s text:c="2"/>&lt;w:LsdException Locked="false" Priority="41" Name="Plain Table 1"/&gt;</text:p><text:p><text:s text:c="2"/>&lt;w:LsdException Locked="false" Priority="42" Name="Plain Table 2"/&gt;</text:p><text:p><text:s text:c="2"/>&lt;w:LsdException Locked="false" Priority="43" Name="Plain Table 3"/&gt;</text:p><text:p><text:s text:c="2"/>&lt;w:LsdException Locked="false" Priority="44" Name="Plain Table 4"/&gt;</text:p><text:p><text:s text:c="2"/>&lt;w:LsdException Locked="false" Priority="45" Name="Plain Table 5"/&gt;</text:p><text:p><text:s text:c="2"/>&lt;w:LsdException Locked="false" Priority="40" Name="Grid Table Light"/&gt;</text:p><text:p><text:s text:c="2"/>&lt;w:LsdException Locked="false" Priority="46" Name="Grid Table 1 Light"/&gt;</text:p><text:p><text:s text:c="2"/>&lt;w:LsdException Locked="false" Priority="47" Name="Grid Table 2"/&gt;</text:p><text:p><text:s text:c="2"/>&lt;w:LsdException Locked="false" Priority="48" Name="Grid Table 3"/&gt;</text:p><text:p><text:s text:c="2"/>&lt;w:LsdException Locked="false" Priority="49" Name="Grid Table 4"/&gt;</text:p><text:p><text:s text:c="2"/>&lt;w:LsdException Locked="false" Priority="50" Name="Grid Table 5 Dark"/&gt;</text:p><text:p><text:s text:c="2"/>&lt;w:LsdException Locked="false" Priority="51" Name="Grid Table 6 Colorful"/&gt;</text:p><text:p><text:s text:c="2"/>&lt;w:LsdException Locked="false" Priority="52" Name="Grid Table 7 Colorful"/&gt;</text:p><text:p><text:s text:c="2"/>&lt;w:LsdException Locked="false" Priority="46"</text:p><text:p><text:s text:c="3"/>Name="Grid Table 1 Light Accent 1"/&gt;</text:p><text:p><text:s text:c="2"/>&lt;w:LsdException Locked="false" Priority="47" Name="Grid Table 2 Accent 1"/&gt;</text:p><text:p><text:s text:c="2"/>&lt;w:LsdException Locked="false" Priority="48" Name="Grid Table 3 Accent 1"/&gt;</text:p><text:p><text:s text:c="2"/>&lt;w:LsdException Locked="false" Priority="49" Name="Grid Table 4 Accent 1"/&gt;</text:p><text:p><text:s text:c="2"/>&lt;w:LsdException Locked="false" Priority="50" Name="Grid Table 5 Dark Accent 1"/&gt;</text:p><text:p><text:s text:c="2"/>&lt;w:LsdException Locked="false" Priority="51"</text:p><text:p><text:s text:c="3"/>Name="Grid Table 6 Colorful Accent 1"/&gt;</text:p><text:p><text:s text:c="2"/>&lt;w:LsdException Locked="false" Priority="52"</text:p><text:p><text:s text:c="3"/>Name="Grid Table 7 Colorful Accent 1"/&gt;</text:p><text:p><text:s text:c="2"/>&lt;w:LsdException Locked="false" Priority="46"</text:p><text:p><text:s text:c="3"/>Name="Grid Table 1 Light Accent 2"/&gt;</text:p><text:p><text:s text:c="2"/>&lt;w:LsdException Locked="false" Priority="47" Name="Grid Table 2 Accent 2"/&gt;</text:p><text:p><text:s text:c="2"/>&lt;w:LsdException Locked="false" Priority="48" Name="Grid Table 3 Accent 2"/&gt;</text:p><text:p><text:s text:c="2"/>&lt;w:LsdException Locked="false" Priority="49" Name="Grid Table 4 Accent 2"/&gt;</text:p><text:p><text:s text:c="2"/>&lt;w:LsdException Locked="false" Priority="50" Name="Grid Table 5 Dark Accent 2"/&gt;</text:p><text:p><text:s text:c="2"/>&lt;w:LsdException Locked="false" Priority="51"</text:p><text:p><text:s text:c="3"/>Name="Grid Table 6 Colorful Accent 2"/&gt;</text:p><text:p><text:s text:c="2"/>&lt;w:LsdException Locked="false" Priority="52"</text:p><text:p><text:s text:c="3"/>Name="Grid Table 7 Colorful Accent 2"/&gt;</text:p><text:p><text:s text:c="2"/>&lt;w:LsdException Locked="false" Priority="46"</text:p><text:p><text:s text:c="3"/>Name="Grid Table 1 Light Accent 3"/&gt;</text:p><text:p><text:s text:c="2"/>&lt;w:LsdException Locked="false" Priority="47" Name="Grid Table 2 Accent 3"/&gt;</text:p><text:p><text:s text:c="2"/>&lt;w:LsdException Locked="false" Priority="48" Name="Grid Table 3 Accent 3"/&gt;</text:p><text:p><text:s text:c="2"/>&lt;w:LsdException Locked="false" Priority="49" Name="Grid Table 4 Accent 3"/&gt;</text:p><text:p><text:s text:c="2"/>&lt;w:LsdException Locked="false" Priority="50" Name="Grid Table 5 Dark Accent 3"/&gt;</text:p><text:p><text:s text:c="2"/>&lt;w:LsdException Locked="false" Priority="51"</text:p><text:p><text:s text:c="3"/>Name="Grid Table 6 Colorful Accent 3"/&gt;</text:p><text:p><text:s text:c="2"/>&lt;w:LsdException Locked="false" Priority="52"</text:p><text:p><text:s text:c="3"/>Name="Grid Table 7 Colorful Accent 3"/&gt;</text:p><text:p><text:s text:c="2"/>&lt;w:LsdException Locked="false" Priority="46"</text:p><text:p><text:s text:c="3"/>Name="Grid Table 1 Light Accent 4"/&gt;</text:p><text:p><text:s text:c="2"/>&lt;w:LsdException Locked="false" Priority="47" Name="Grid Table 2 Accent 4"/&gt;</text:p><text:p><text:s text:c="2"/>&lt;w:LsdException Locked="false" Priority="48" Name="Grid Table 3 Accent 4"/&gt;</text:p><text:p><text:s text:c="2"/>&lt;w:LsdException Locked="false" Priority="49" Name="Grid Table 4 Accent 4"/&gt;</text:p><text:p><text:s text:c="2"/>&lt;w:LsdException Locked="false" Priority="50" Name="Grid Table 5 Dark Accent 4"/&gt;</text:p><text:p><text:s text:c="2"/>&lt;w:LsdException Locked="false" Priority="51"</text:p><text:p><text:s text:c="3"/>Name="Grid Table 6 Colorful Accent 4"/&gt;</text:p><text:p><text:s text:c="2"/>&lt;w:LsdException Locked="false" Priority="52"</text:p><text:p><text:s text:c="3"/>Name="Grid Table 7 Colorful Accent 4"/&gt;</text:p><text:p><text:s text:c="2"/>&lt;w:LsdException Locked="false" Priority="46"</text:p><text:p><text:s text:c="3"/>Name="Grid Table 1 Light Accent 5"/&gt;</text:p><text:p><text:s text:c="2"/>&lt;w:LsdException Locked="false" Priority="47" Name="Grid Table 2 Accent 5"/&gt;</text:p><text:p><text:s text:c="2"/>&lt;w:LsdException Locked="false" Priority="48" Name="Grid Table 3 Accent 5"/&gt;</text:p><text:p><text:s text:c="2"/>&lt;w:LsdException Locked="false" Priority="49" Name="Grid Table 4 Accent 5"/&gt;</text:p><text:p><text:s text:c="2"/>&lt;w:LsdException Locked="false" Priority="50" Name="Grid Table 5 Dark Accent 5"/&gt;</text:p><text:p><text:s text:c="2"/>&lt;w:LsdException Locked="false" Priority="51"</text:p><text:p><text:s text:c="3"/>Name="Grid Table 6 Colorful Accent 5"/&gt;</text:p><text:p><text:s text:c="2"/>&lt;w:LsdException Locked="false" Priority="52"</text:p><text:p><text:s text:c="3"/>Name="Grid Table 7 Colorful Accent 5"/&gt;</text:p><text:p><text:s text:c="2"/>&lt;w:LsdException Locked="false" Priority="46"</text:p><text:p><text:s text:c="3"/>Name="Grid Table 1 Light Accent 6"/&gt;</text:p><text:p><text:s text:c="2"/>&lt;w:LsdException Locked="false" Priority="47" Name="Grid Table 2 Accent 6"/&gt;</text:p><text:p><text:s text:c="2"/>&lt;w:LsdException Locked="false" Priority="48" Name="Grid Table 3 Accent 6"/&gt;</text:p><text:p><text:s text:c="2"/>&lt;w:LsdException Locked="false" Priority="49" Name="Grid Table 4 Accent 6"/&gt;</text:p><text:p><text:s text:c="2"/>&lt;w:LsdException Locked="false" Priority="50" Name="Grid Table 5 Dark Accent 6"/&gt;</text:p><text:p><text:s text:c="2"/>&lt;w:LsdException Locked="false" Priority="51"</text:p><text:p><text:s text:c="3"/>Name="Grid Table 6 Colorful Accent 6"/&gt;</text:p><text:p><text:s text:c="2"/>&lt;w:LsdException Locked="false" Priority="52"</text:p><text:p><text:s text:c="3"/>Name="Grid Table 7 Colorful Accent 6"/&gt;</text:p><text:p><text:s text:c="2"/>&lt;w:LsdException Locked="false" Priority="46" Name="List Table 1 Light"/&gt;</text:p><text:p><text:s text:c="2"/>&lt;w:LsdException Locked="false" Priority="47" Name="List Table 2"/&gt;</text:p><text:p><text:s text:c="2"/>&lt;w:LsdException Locked="false" Priority="48" Name="List Table 3"/&gt;</text:p><text:p><text:s text:c="2"/>&lt;w:LsdException Locked="false" Priority="49" Name="List Table 4"/&gt;</text:p><text:p><text:s text:c="2"/>&lt;w:LsdException Locked="false" Priority="50" Name="List Table 5 Dark"/&gt;</text:p><text:p><text:s text:c="2"/>&lt;w:LsdException Locked="false" Priority="51" Name="List Table 6 Colorful"/&gt;</text:p><text:p><text:s text:c="2"/>&lt;w:LsdException Locked="false" Priority="52" Name="List Table 7 Colorful"/&gt;</text:p><text:p><text:s text:c="2"/>&lt;w:LsdException Locked="false" Priority="46"</text:p><text:p><text:s text:c="3"/>Name="List Table 1 Light Accent 1"/&gt;</text:p><text:p><text:s text:c="2"/>&lt;w:LsdException Locked="false" Priority="47" Name="List Table 2 Accent 1"/&gt;</text:p><text:p><text:s text:c="2"/>&lt;w:LsdException Locked="false" Priority="48" Name="List Table 3 Accent 1"/&gt;</text:p><text:p><text:s text:c="2"/>&lt;w:LsdException Locked="false" Priority="49" Name="List Table 4 Accent 1"/&gt;</text:p><text:p><text:s text:c="2"/>&lt;w:LsdException Locked="false" Priority="50" Name="List Table 5 Dark Accent 1"/&gt;</text:p><text:p><text:s text:c="2"/>&lt;w:LsdException Locked="false" Priority="51"</text:p><text:p><text:s text:c="3"/>Name="List Table 6 Colorful Accent 1"/&gt;</text:p><text:p><text:s text:c="2"/>&lt;w:LsdException Locked="false" Priority="52"</text:p><text:p><text:s text:c="3"/>Name="List Table 7 Colorful Accent 1"/&gt;</text:p><text:p><text:s text:c="2"/>&lt;w:LsdException Locked="false" Priority="46"</text:p><text:p><text:s text:c="3"/>Name="List Table 1 Light Accent 2"/&gt;</text:p><text:p><text:s text:c="2"/>&lt;w:LsdException Locked="false" Priority="47" Name="List Table 2 Accent 2"/&gt;</text:p><text:p><text:s text:c="2"/>&lt;w:LsdException Locked="false" Priority="48" Name="List Table 3 Accent 2"/&gt;</text:p><text:p><text:s text:c="2"/>&lt;w:LsdException Locked="false" Priority="49" Name="List Table 4 Accent 2"/&gt;</text:p><text:p><text:s text:c="2"/>&lt;w:LsdException Locked="false" Priority="50" Name="List Table 5 Dark Accent 2"/&gt;</text:p><text:p><text:s text:c="2"/>&lt;w:LsdException Locked="false" Priority="51"</text:p><text:p><text:s text:c="3"/>Name="List Table 6 Colorful Accent 2"/&gt;</text:p><text:p><text:s text:c="2"/>&lt;w:LsdException Locked="false" Priority="52"</text:p><text:p><text:s text:c="3"/>Name="List Table 7 Colorful Accent 2"/&gt;</text:p><text:p><text:s text:c="2"/>&lt;w:LsdException Locked="false" Priority="46"</text:p><text:p><text:s text:c="3"/>Name="List Table 1 Light Accent 3"/&gt;</text:p><text:p><text:s text:c="2"/>&lt;w:LsdException Locked="false" Priority="47" Name="List Table 2 Accent 3"/&gt;</text:p><text:p><text:s text:c="2"/>&lt;w:LsdException Locked="false" Priority="48" Name="List Table 3 Accent 3"/&gt;</text:p><text:p><text:s text:c="2"/>&lt;w:LsdException Locked="false" Priority="49" Name="List Table 4 Accent 3"/&gt;</text:p><text:p><text:s text:c="2"/>&lt;w:LsdException Locked="false" Priority="50" Name="List Table 5 Dark Accent 3"/&gt;</text:p><text:p><text:s text:c="2"/>&lt;w:LsdException Locked="false" Priority="51"</text:p><text:p><text:s text:c="3"/>Name="List Table 6 Colorful Accent 3"/&gt;</text:p><text:p><text:s text:c="2"/>&lt;w:LsdException Locked="false" Priority="52"</text:p><text:p><text:s text:c="3"/>Name="List Table 7 Colorful Accent 3"/&gt;</text:p><text:p><text:s text:c="2"/>&lt;w:LsdException Locked="false" Priority="46"</text:p><text:p><text:s text:c="3"/>Name="List Table 1 Light Accent 4"/&gt;</text:p><text:p><text:s text:c="2"/>&lt;w:LsdException Locked="false" Priority="47" Name="List Table 2 Accent 4"/&gt;</text:p><text:p><text:s text:c="2"/>&lt;w:LsdException Locked="false" Priority="48" Name="List Table 3 Accent 4"/&gt;</text:p><text:p><text:s text:c="2"/>&lt;w:LsdException Locked="false" Priority="49" Name="List Table 4 Accent 4"/&gt;</text:p><text:p><text:s text:c="2"/>&lt;w:LsdException Locked="false" Priority="50" Name="List Table 5 Dark Accent 4"/&gt;</text:p><text:p><text:s text:c="2"/>&lt;w:LsdException Locked="false" Priority="51"</text:p><text:p><text:s text:c="3"/>Name="List Table 6 Colorful Accent 4"/&gt;</text:p><text:p><text:s text:c="2"/>&lt;w:LsdException Locked="false" Priority="52"</text:p><text:p><text:s text:c="3"/>Name="List Table 7 Colorful Accent 4"/&gt;</text:p><text:p><text:s text:c="2"/>&lt;w:LsdException Locked="false" Priority="46"</text:p><text:p><text:s text:c="3"/>Name="List Table 1 Light Accent 5"/&gt;</text:p><text:p><text:s text:c="2"/>&lt;w:LsdException Locked="false" Priority="47" Name="List Table 2 Accent 5"/&gt;</text:p><text:p><text:s text:c="2"/>&lt;w:LsdException Locked="false" Priority="48" Name="List Table 3 Accent 5"/&gt;</text:p><text:p><text:s text:c="2"/>&lt;w:LsdException Locked="false" Priority="49" Name="List Table 4 Accent 5"/&gt;</text:p><text:p><text:s text:c="2"/>&lt;w:LsdException Locked="false" Priority="50" Name="List Table 5 Dark Accent 5"/&gt;</text:p><text:p><text:s text:c="2"/>&lt;w:LsdException Locked="false" Priority="51"</text:p><text:p><text:s text:c="3"/>Name="List Table 6 Colorful Accent 5"/&gt;</text:p><text:p><text:s text:c="2"/>&lt;w:LsdException Locked="false" Priority="52"</text:p><text:p><text:s text:c="3"/>Name="List Table 7 Colorful Accent 5"/&gt;</text:p><text:p><text:s text:c="2"/>&lt;w:LsdException Locked="false" Priority="46"</text:p><text:p><text:s text:c="3"/>Name="List Table 1 Light Accent 6"/&gt;</text:p><text:p><text:s text:c="2"/>&lt;w:LsdException Locked="false" Priority="47" Name="List Table 2 Accent 6"/&gt;</text:p><text:p><text:s text:c="2"/>&lt;w:LsdException Locked="false" Priority="48" Name="List Table 3 Accent 6"/&gt;</text:p><text:p><text:s text:c="2"/>&lt;w:LsdException Locked="false" Priority="49" Name="List Table 4 Accent 6"/&gt;</text:p><text:p><text:s text:c="2"/>&lt;w:LsdException Locked="false" Priority="50" Name="List Table 5 Dark Accent 6"/&gt;</text:p><text:p><text:s text:c="2"/>&lt;w:LsdException Locked="false" Priority="51"</text:p><text:p><text:s text:c="3"/>Name="List Table 6 Colorful Accent 6"/&gt;</text:p><text:p><text:s text:c="2"/>&lt;w:LsdException Locked="false" Priority="52"</text:p><text:p><text:s text:c="3"/>Name="List Table 7 Colorful Accent 6"/&gt;</text:p><text:p><text:s text:c="2"/>&lt;w:LsdException Locked="false" SemiHidden="true" UnhideWhenUsed="true"</text:p><text:p><text:s text:c="3"/>Name="Mention"/&gt;</text:p><text:p><text:s text:c="2"/>&lt;w:LsdException Locked="false" SemiHidden="true" UnhideWhenUsed="true"</text:p><text:p><text:s text:c="3"/>Name="Smart Hyperlink"/&gt;</text:p><text:p><text:s text:c="2"/>&lt;w:LsdException Locked="false" SemiHidden="true" UnhideWhenUsed="true"</text:p><text:p><text:s text:c="3"/>Name="Hashtag"/&gt;</text:p><text:p><text:s text:c="2"/>&lt;w:LsdException Locked="false" SemiHidden="true" UnhideWhenUsed="true"</text:p><text:p><text:s text:c="3"/>Name="Unresolved Mention"/&gt;</text:p><text:p><text:s/>&lt;/w:LatentStyles&gt;</text:p><text:p>&lt;/xml&gt;&lt;![endif]--&gt;</text:p></office:annotation><office:annotation><dc:date>2019-04-03T08:31:21</dc:date><text:p>&lt;!--[if gte mso 10]&gt;</text:p><text:p>&lt;style&gt;</text:p><text:p><text:s/>/* Style Definitions */</text:p><text:p><text:s/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mso-hyphenate:none;</text:p><text:p><text:tab/>text-autospace:ideograph-other;</text:p><text:p><text:tab/>font-size:12.0pt;</text:p><text:p><text:tab/>font-family:"Liberation Serif",serif;</text:p><text:p><text:tab/>mso-font-kerning:1.5pt;</text:p><text:p><text:tab/>mso-fareast-language:ZH-CN;</text:p><text:p><text:tab/>mso-bidi-language:HI;}</text:p><text:p>&lt;/style&gt;</text:p><text:p>&lt;![endif]--&gt;</text:p></office:annotation><office:annotation><dc:date>2019-04-03T08:31:21</dc:date><text:p>&lt;!--StartFragment--&gt;</text:p></office:annotation>What is currently missing in order to meet this requirement? Make notes of the findings:</text:h>
        </text:list-item>
      </text:list>
      <text:list xml:id="list3635927219" text:style-name="L2">
        <text:list-item>
          <text:p text:style-name="P9">Is there an administrative issue keeping the organization from meeting the criteria?</text:p>
        </text:list-item>
        <text:list-item>
          <text:p text:style-name="P9">Are there resourcing issues that prevent the organization from meeting the criteria?</text:p>
        </text:list-item>
        <text:list-item>
          <text:p text:style-name="P9">Maybe there is an acknowledged residual risk that makes the criteria obsolete?</text:p>
        </text:list-item>
        <text:list-item>
          <text:p text:style-name="P9">Are there technical reasons or measures that full fill the criteria via other means?</text:p>
        </text:list-item>
      </text:list>
      <text:p text:style-name="Text_20_body"><office:annotation><dc:date>2019-04-03T08:31:21</dc:date><text:p>&lt;!--EndFragment--&gt;</text:p></office:annotation></text:p>
      <text:h text:style-name="P20" text:outline-level="2">Administrative requirements</text:h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">1.1</text:p>
          </table:table-cell>
          <table:table-cell table:style-name="Table14.A1" office:value-type="string">
            <text:p text:style-name="P1">Documentation</text:p>
          </table:table-cell>
          <table:table-cell table:style-name="Table14.C1" office:value-type="string">
            <text:p text:style-name="P1"/>
          </table:table-cell>
        </table:table-row>
        <table:table-row>
          <table:table-cell table:style-name="Table14.A2" office:value-type="string">
            <text:p text:style-name="Table_20_Contents">Existence of necessary documents</text:p>
          </table:table-cell>
          <table:table-cell table:style-name="Table14.A2" office:value-type="string">
            <text:list xml:id="list1079263142" text:style-name="L3">
              <text:list-item>
                <text:p text:style-name="P10">Business continuity plan exists</text:p>
              </text:list-item>
              <text:list-item>
                <text:p text:style-name="P10">Disaster recovery plan exists and includes this service</text:p>
              </text:list-item>
              <text:list-item>
                <text:p text:style-name="P10">Recovery time objective is defined for this service</text:p>
              </text:list-item>
              <text:list-item>
                <text:p text:style-name="P10">Recovery point objective is defined for this services</text:p>
              </text:list-item>
              <text:list-item>
                <text:p text:style-name="P10">Risk analysis exists and is regularly updated</text:p>
              </text:list-item>
              <text:list-item>
                <text:p text:style-name="P10">Infrastructure and service documentation is written and has a process for frequent updates</text:p>
              </text:list-item>
            </text:list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Reference</text:p>
          </table:table-cell>
          <table:table-cell table:style-name="Table14.A2" office:value-type="string">
            <text:p text:style-name="Table_20_Contents">2.2, 2.3, 3.1, 3.1.1, 3.1, 3.2.2, 3.2.3, 3.3, 3.4, 3.5, 3.6, 3.7, 3.8, 4.3</text:p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Examples</text:p>
          </table:table-cell>
          <table:table-cell table:style-name="Table14.A2" office:value-type="string">
            <text:list xml:id="list162807577473184" text:continue-numbering="true" text:style-name="L3">
              <text:list-item>
                <text:p text:style-name="P10">Business continuity and disaster recovery plans are written and updated as needed, and they include this service.</text:p>
              </text:list-item>
              <text:list-item>
                <text:p text:style-name="P10">Recovery time objective is defined for this service. A defined RTO aims at ensuring that the service level is met by the provider and ensures the service quality can be monitored.</text:p>
              </text:list-item>
              <text:list-item>
                <text:p text:style-name="P10">Recover point objective is defined for this service. A defined RPO aims at ensuring that the service level is met by the provider and ensures the service quality can be monitored.</text:p>
              </text:list-item>
              <text:list-item>
                <text:p text:style-name="P10">A comprehensive risk analysis is written and it includes threats for this service. A comprehensive risk analysis should take into account for example:</text:p>
                <text:list>
                  <text:list-item>
                    <text:p text:style-name="P10">The chosen cloud type and deployment model are recognized and the threats they imply are verified.</text:p>
                  </text:list-item>
                  <text:list-item>
                    <text:p text:style-name="P10">Possible threats derived from e.g. multi-tenancy, responsibilities and geographical location are recognized and analyzed.</text:p>
                  </text:list-item>
                </text:list>
              </text:list-item>
              <text:list-item>
                <text:p text:style-name="P10">There exists for documents that for example describe the service’s architecture, data locations, data flows and interfaces. This documentation is up-to-date.</text:p>
              </text:list-item>
              <text:list-item>
                <text:p text:style-name="P10">The necessary documentation is up-to-date and there exists a process to <text:soft-page-break/>continuously update these. Also, the documentation should also include the cloud provider’s aspect.</text:p>
              </text:list-item>
            </text:list>
          </table:table-cell>
          <table:table-cell table:style-name="Table14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1.2</text:p>
          </table:table-cell>
          <table:table-cell table:style-name="Table1.A1" office:value-type="string">
            <text:p text:style-name="P1">SLA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Service level agreement documents</text:p>
          </table:table-cell>
          <table:table-cell table:style-name="Table1.A2" office:value-type="string">
            <text:list xml:id="list162807018043236" text:continue-numbering="true" text:style-name="L3">
              <text:list-item>
                <text:p text:style-name="P10">SLA contracts exist with some or all service providers</text:p>
              </text:list-item>
              <text:list-item>
                <text:p text:style-name="P10">SLA meets the needs of the service or services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ference</text:p>
          </table:table-cell>
          <table:table-cell table:style-name="Table1.A2" office:value-type="string">
            <text:p text:style-name="Table_20_Contents">3.10.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amples</text:p>
          </table:table-cell>
          <table:table-cell table:style-name="Table1.A2" office:value-type="string">
            <text:list xml:id="list162806734533507" text:continue-numbering="true" text:style-name="L3">
              <text:list-item>
                <text:p text:style-name="P10">SLA contracts are done with all necessary cloud providers</text:p>
              </text:list-item>
              <text:list-item>
                <text:p text:style-name="P10">The documents are signed by all involved parties</text:p>
              </text:list-item>
              <text:list-item>
                <text:p text:style-name="P10">The SLA requirement follows the needs specified in the service descriptions</text:p>
              </text:list-item>
              <text:list-item>
                <text:p text:style-name="P10">The SLA documents ensure quality, reliability, security and scalability of the service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1.3</text:p>
          </table:table-cell>
          <table:table-cell table:style-name="Table2.A1" office:value-type="string">
            <text:p text:style-name="P1">Transferability</text:p>
          </table:table-cell>
          <table:table-cell table:style-name="Table2.C1" office:value-type="string">
            <text:p text:style-name="P1"/>
          </table:table-cell>
        </table:table-row>
        <table:table-row>
          <table:table-cell table:style-name="Table2.A2" office:value-type="string">
            <text:p text:style-name="Table_20_Contents">Technologies and contracts enable fast transfer of the service and data</text:p>
          </table:table-cell>
          <table:table-cell table:style-name="Table2.A2" office:value-type="string">
            <text:list xml:id="list162807692310772" text:continue-numbering="true" text:style-name="L3">
              <text:list-item>
                <text:p text:style-name="P10">The service uses common standards</text:p>
              </text:list-item>
              <text:list-item>
                <text:p text:style-name="P10">The service uses common protocols</text:p>
              </text:list-item>
              <text:list-item>
                <text:p text:style-name="P10">The policies do not prevent data transfer</text:p>
              </text:list-item>
            </text:list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Reference</text:p>
          </table:table-cell>
          <table:table-cell table:style-name="Table2.A2" office:value-type="string">
            <text:p text:style-name="Table_20_Contents">3.2.4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xamples</text:p>
          </table:table-cell>
          <table:table-cell table:style-name="Table2.A2" office:value-type="string">
            <text:list xml:id="list162806529245884" text:continue-numbering="true" text:style-name="L3">
              <text:list-item>
                <text:p text:style-name="P10">The programming languages and data formats to name a few are common and not e.g. proprietary.</text:p>
              </text:list-item>
              <text:list-item>
                <text:p text:style-name="P10">The protocols used in the service and related services are common and not e.g. proprietary.</text:p>
              </text:list-item>
              <text:list-item>
                <text:p text:style-name="P10">There exists e.g. another service provider to whose infrastructure the service could be transferred.</text:p>
              </text:list-item>
              <text:list-item>
                <text:p text:style-name="P10">There are no contractual limitation to transfer the service or the limitations are recognized and there is a plan to overcome them.</text:p>
              </text:list-item>
            </text:list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1.4</text:p>
          </table:table-cell>
          <table:table-cell table:style-name="Table3.A1" office:value-type="string">
            <text:p text:style-name="P1">Regulative requirements</text:p>
          </table:table-cell>
          <table:table-cell table:style-name="Table3.C1" office:value-type="string">
            <text:p text:style-name="P1"/>
          </table:table-cell>
        </table:table-row>
        <table:table-row>
          <table:table-cell table:style-name="Table3.A2" office:value-type="string">
            <text:p text:style-name="Table_20_Contents">Requirements set by regulations</text:p>
          </table:table-cell>
          <table:table-cell table:style-name="Table3.A2" office:value-type="string">
            <text:list xml:id="list162807261538081" text:continue-numbering="true" text:style-name="L3">
              <text:list-item>
                <text:p text:style-name="P10">Necessary documents exist to depict the regulations each party and service has to commit into</text:p>
              </text:list-item>
              <text:list-item>
                <text:p text:style-name="P10">Procedures exist to audit and update the documentation and procedures regularly</text:p>
              </text:list-item>
            </text:list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>Reference</text:p>
          </table:table-cell>
          <table:table-cell table:style-name="Table3.A2" office:value-type="string">
            <text:p text:style-name="Table_20_Contents">3.2.2, 3.2.3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Examples</text:p>
          </table:table-cell>
          <table:table-cell table:style-name="Table3.A2" office:value-type="string">
            <text:list xml:id="list162807211513002" text:continue-numbering="true" text:style-name="L3">
              <text:list-item>
                <text:p text:style-name="P10">The implemented regulations by the service are documented</text:p>
              </text:list-item>
              <text:list-item>
                <text:p text:style-name="P10">Procedures exist to audit the compliance regularly</text:p>
              </text:list-item>
              <text:list-item>
                <text:p text:style-name="P10">Procedures exist to follow changes in the regulations</text:p>
              </text:list-item>
            </text:list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">1.5</text:p>
          </table:table-cell>
          <table:table-cell table:style-name="Table15.A1" office:value-type="string">
            <text:p text:style-name="P1">Personnel</text:p>
          </table:table-cell>
          <table:table-cell table:style-name="Table15.C1" office:value-type="string">
            <text:p text:style-name="P1"/>
          </table:table-cell>
        </table:table-row>
        <table:table-row>
          <table:table-cell table:style-name="Table15.A2" office:value-type="string">
            <text:p text:style-name="Table_20_Contents">Personnel: roles and training</text:p>
          </table:table-cell>
          <table:table-cell table:style-name="Table15.A2" office:value-type="string">
            <text:list xml:id="list162807920951608" text:continue-numbering="true" text:style-name="L3">
              <text:list-item>
                <text:p text:style-name="P10">Key roles are recognized</text:p>
              </text:list-item>
              <text:list-item>
                <text:p text:style-name="P10">The personnel is trained to recognize and act upon any attacks</text:p>
              </text:list-item>
            </text:list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Reference</text:p>
          </table:table-cell>
          <table:table-cell table:style-name="Table15.A2" office:value-type="string">
            <text:p text:style-name="Table_20_Contents">3.10.4</text:p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Examples</text:p>
          </table:table-cell>
          <table:table-cell table:style-name="Table15.A2" office:value-type="string">
            <text:list xml:id="list162806585209187" text:continue-numbering="true" text:style-name="L3">
              <text:list-item>
                <text:p text:style-name="P10">Key roles, like manager roles, are recognized and named</text:p>
              </text:list-item>
              <text:list-item>
                <text:p text:style-name="P10">All personnel is trained to recognize malicious deeds</text:p>
              </text:list-item>
              <text:list-item>
                <text:p text:style-name="P10">All personnel is trained to follow defined procedures upon a malicious deed</text:p>
              </text:list-item>
              <text:list-item>
                <text:p text:style-name="P10">There is a document verifying training</text:p>
              </text:list-item>
              <text:list-item>
                <text:p text:style-name="P10">There is a documented procedure to to keep the training up-to-date</text:p>
              </text:list-item>
            </text:list>
          </table:table-cell>
          <table:table-cell table:style-name="Table15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">1.6</text:p>
          </table:table-cell>
          <table:table-cell table:style-name="Table16.A1" office:value-type="string">
            <text:p text:style-name="P1">Incident reponse</text:p>
          </table:table-cell>
          <table:table-cell table:style-name="Table16.C1" office:value-type="string">
            <text:p text:style-name="P1"/>
          </table:table-cell>
        </table:table-row>
        <table:table-row>
          <table:table-cell table:style-name="Table16.A2" office:value-type="string">
            <text:p text:style-name="Table_20_Contents">Incident response and definitions of responsibilities</text:p>
          </table:table-cell>
          <table:table-cell table:style-name="Table16.A2" office:value-type="string">
            <text:list xml:id="list162807061989063" text:continue-numbering="true" text:style-name="L3">
              <text:list-item>
                <text:p text:style-name="P10">Ensure that the responsibilities are defined between the customer and provider</text:p>
              </text:list-item>
              <text:list-item>
                <text:p text:style-name="P10">Ensure the service provider and the customer have sufficient strategy for incidents</text:p>
              </text:list-item>
              <text:list-item>
                <text:p text:style-name="P10">Ensure the service provider and the customer have the ability to properly handle incidents</text:p>
              </text:list-item>
              <text:list-item>
                <text:p text:style-name="P10">Ensure that proper technology to identify potential attacks exist and operate properly, these can be for example intrusion detection or prevention systems and proper logging infrastructure</text:p>
              </text:list-item>
              <text:list-item>
                <text:p text:style-name="P6">Ensure that dedicated personnel exists to handle the incidents, the incident response team should have the ability to analyze, respond, escalate and to report any incidents</text:p>
              </text:list-item>
            </text:list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Reference</text:p>
          </table:table-cell>
          <table:table-cell table:style-name="Table16.A2" office:value-type="string">
            <text:p text:style-name="Table_20_Contents">3.2.6</text:p>
          </table:table-cell>
          <table:table-cell table:style-name="Table16.C2" office:value-type="string">
            <text:p text:style-name="Table_20_Contents"/>
          </table:table-cell>
        </table:table-row>
        <text:soft-page-break/>
        <table:table-row>
          <table:table-cell table:style-name="Table16.A2" office:value-type="string">
            <text:p text:style-name="Table_20_Contents">Examples</text:p>
          </table:table-cell>
          <table:table-cell table:style-name="Table16.A2" office:value-type="string">
            <text:list xml:id="list162807822992833" text:continue-numbering="true" text:style-name="L3">
              <text:list-item>
                <text:p text:style-name="P10"/>
              </text:list-item>
            </text:list>
          </table:table-cell>
          <table:table-cell table:style-name="Table16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Text_20_body"/>
      <text:h text:style-name="Heading_20_2" text:outline-level="2">Physical requirements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2.1</text:p>
          </table:table-cell>
          <table:table-cell table:style-name="Table7.A1" office:value-type="string">
            <text:p text:style-name="P1">Physical security and continuity</text:p>
          </table:table-cell>
          <table:table-cell table:style-name="Table7.C1" office:value-type="string">
            <text:p text:style-name="P1"/>
          </table:table-cell>
        </table:table-row>
        <table:table-row>
          <table:table-cell table:style-name="Table7.A2" office:value-type="string">
            <text:p text:style-name="P5">Physical security and continuity</text:p>
          </table:table-cell>
          <table:table-cell table:style-name="Table7.A2" office:value-type="string">
            <text:list xml:id="list162807656262007" text:continue-numbering="true" text:style-name="L3">
              <text:list-item>
                <text:p text:style-name="P11">Verify the cloud provider’s documentation about physical security</text:p>
              </text:list-item>
              <text:list-item>
                <text:p text:style-name="P11">Verify that physical security fulfills the requirements</text:p>
              </text:list-item>
            </text:list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Reference</text:p>
          </table:table-cell>
          <table:table-cell table:style-name="Table7.A2" office:value-type="string">
            <text:p text:style-name="P2">2.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Examples</text:p>
          </table:table-cell>
          <table:table-cell table:style-name="Table7.A2" office:value-type="string">
            <text:list xml:id="list162806643097828" text:continue-numbering="true" text:style-name="L3">
              <text:list-item>
                <text:p text:style-name="P11">Verify that documentation exists about the cloud provider’s physical security</text:p>
              </text:list-item>
              <text:list-item>
                <text:p text:style-name="P11">Verify that the documentation is up-to-date and <text:span text:style-name="T1">the provider </text:span>applies t<text:span text:style-name="T1">he</text:span> procedures <text:span text:style-name="T1">with</text:span> e.g. interviewing the provider <text:span text:style-name="T1">or using 3</text:span><text:span text:style-name="T2">rd</text:span><text:span text:style-name="T1"> party audit reports</text:span></text:p>
              </text:list-item>
              <text:list-item>
                <text:p text:style-name="P11">Verify that there is internal documentation about physical security requirements for this service or the company in general</text:p>
              </text:list-item>
              <text:list-item>
                <text:p text:style-name="P11"><text:span text:style-name="T1">Compare</text:span> the provider’s document <text:span text:style-name="T1">against</text:span> company’s internal requirements</text:p>
              </text:list-item>
            </text:list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Text_20_body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">2.2</text:p>
          </table:table-cell>
          <table:table-cell table:style-name="Table8.A1" office:value-type="string">
            <text:p text:style-name="P1">Supply chain security and continuity</text:p>
          </table:table-cell>
          <table:table-cell table:style-name="Table8.C1" office:value-type="string">
            <text:p text:style-name="P1"/>
          </table:table-cell>
        </table:table-row>
        <table:table-row>
          <table:table-cell table:style-name="Table8.A2" office:value-type="string">
            <text:p text:style-name="P5">Supply chain security and continuity</text:p>
          </table:table-cell>
          <table:table-cell table:style-name="Table8.A2" office:value-type="string">
            <text:list xml:id="list162808631093699" text:continue-numbering="true" text:style-name="L3">
              <text:list-item>
                <text:p text:style-name="P12">Verify there are contracts, controls, policies and monitoring which ensure availability and security of new hardware, software and installation</text:p>
              </text:list-item>
            </text:list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Reference</text:p>
          </table:table-cell>
          <table:table-cell table:style-name="Table8.A2" office:value-type="string">
            <text:p text:style-name="P3">3.10.3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xamples</text:p>
          </table:table-cell>
          <table:table-cell table:style-name="Table8.A2" office:value-type="string">
            <text:list xml:id="list162807924817308" text:continue-numbering="true" text:style-name="L3">
              <text:list-item>
                <text:p text:style-name="P12">Verify that support contracts secure and fast enough delivery of replacement hardware, software and installation</text:p>
              </text:list-item>
              <text:list-item>
                <text:p text:style-name="P12">Verify that proper hardware and software updates are taken care of by the contract</text:p>
              </text:list-item>
              <text:list-item>
                <text:p text:style-name="P12">Ensure that the delivery chain is trustworthy</text:p>
              </text:list-item>
              <text:list-item>
                <text:p text:style-name="P12">Ensure that there are written procedures to verify that the deliveries are received in proper state, e.g. seals are untouched, installations are done by designated persons</text:p>
              </text:list-item>
            </text:list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Text_20_body"><text:soft-page-break/></text:p>
      <text:h text:style-name="Heading_20_2" text:outline-level="2">Technical requirements</text:h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">3.1</text:p>
          </table:table-cell>
          <table:table-cell table:style-name="Table9.A1" office:value-type="string">
            <text:p text:style-name="P1">Defence-in-depth</text:p>
          </table:table-cell>
          <table:table-cell table:style-name="Table9.C1" office:value-type="string">
            <text:p text:style-name="P1"/>
          </table:table-cell>
        </table:table-row>
        <table:table-row>
          <table:table-cell table:style-name="Table9.A2" office:value-type="string">
            <text:p text:style-name="P5">Defence-in-depth: segmentation</text:p>
          </table:table-cell>
          <table:table-cell table:style-name="Table9.A2" office:value-type="string">
            <text:list xml:id="list162807868246812" text:continue-numbering="true" text:style-name="L3">
              <text:list-item>
                <text:p text:style-name="P13">There are multiple layers of defences</text:p>
              </text:list-item>
              <text:list-item>
                <text:p text:style-name="P13">Segments requiring more security are separated from those requiring less</text:p>
              </text:list-item>
              <text:list-item>
                <text:p text:style-name="P13">There are protective measures between different segments</text:p>
              </text:list-item>
            </text:list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Reference</text:p>
          </table:table-cell>
          <table:table-cell table:style-name="Table9.A2" office:value-type="string">
            <text:p text:style-name="P4">3.12.4</text:p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Examples</text:p>
          </table:table-cell>
          <table:table-cell table:style-name="Table9.A2" office:value-type="string">
            <text:list xml:id="list162808254850763" text:continue-numbering="true" text:style-name="L3">
              <text:list-item>
                <text:p text:style-name="P13">Based on architecture diagrams there are different segments separated from others, when required security measures differ between devices and services</text:p>
              </text:list-item>
              <text:list-item>
                <text:p text:style-name="P13">The built system follows the aforementioned documentation</text:p>
              </text:list-item>
              <text:list-item>
                <text:p text:style-name="P13">There are technologies like firewalls, VPNs and intrusion detection systems between segments</text:p>
              </text:list-item>
              <text:list-item>
                <text:p text:style-name="P13">Individual systems are protected with additional measures like host IDS, host firewalls and malware detection software</text:p>
              </text:list-item>
            </text:list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">3.2</text:p>
          </table:table-cell>
          <table:table-cell table:style-name="Table10.A1" office:value-type="string">
            <text:p text:style-name="P1">Segregation of duties</text:p>
          </table:table-cell>
          <table:table-cell table:style-name="Table10.C1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5">Segregation of duties</text:p>
          </table:table-cell>
          <table:table-cell table:style-name="Table10.A2" office:value-type="string">
            <text:list xml:id="list162807167448746" text:continue-numbering="true" text:style-name="L3">
              <text:list-item>
                <text:p text:style-name="P14">Segregation of duties is done by both the provider and customer</text:p>
              </text:list-item>
              <text:list-item>
                <text:p text:style-name="P13">Ensure that a single person can not execute a full path of actions</text:p>
              </text:list-item>
              <text:list-item>
                <text:p text:style-name="P14">Changes are tracked</text:p>
              </text:list-item>
            </text:list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Reference</text:p>
          </table:table-cell>
          <table:table-cell table:style-name="Table10.A2" office:value-type="string">
            <text:p text:style-name="P4">3.2.5</text:p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Examples</text:p>
          </table:table-cell>
          <table:table-cell table:style-name="Table10.A2" office:value-type="string">
            <text:list xml:id="list162807678839377" text:continue-numbering="true" text:style-name="L3">
              <text:list-item>
                <text:p text:style-name="P14">Critical processes that require multiple actors are defined</text:p>
              </text:list-item>
              <text:list-item>
                <text:p text:style-name="P14">All parties’ policies, abilities and strategy are ensuring segregation of duties</text:p>
              </text:list-item>
              <text:list-item>
                <text:p text:style-name="P14">There are technical and process oriented measures to ensure segregation</text:p>
              </text:list-item>
              <text:list-item>
                <text:p text:style-name="P14">There is sufficient tracking for all critical actions</text:p>
              </text:list-item>
              <text:list-item>
                <text:p text:style-name="P14">A single person can not modify tracking logs</text:p>
              </text:list-item>
            </text:list>
          </table:table-cell>
          <table:table-cell table:style-name="Table10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">3.3</text:p>
          </table:table-cell>
          <table:table-cell table:style-name="Table11.A1" office:value-type="string">
            <text:p text:style-name="P1">Encryption and key management</text:p>
          </table:table-cell>
          <table:table-cell table:style-name="Table11.C1" office:value-type="string">
            <text:p text:style-name="P1"/>
          </table:table-cell>
        </table:table-row>
        <text:soft-page-break/>
        <table:table-row>
          <table:table-cell table:style-name="Table11.A2" office:value-type="string">
            <text:p text:style-name="P5">Encryption: securing data and keys</text:p>
          </table:table-cell>
          <table:table-cell table:style-name="Table11.A2" office:value-type="string">
            <text:list xml:id="list162808020277152" text:continue-numbering="true" text:style-name="L3">
              <text:list-item>
                <text:p text:style-name="P14">Data stores and flows are documented</text:p>
              </text:list-item>
              <text:list-item>
                <text:p text:style-name="P14">Data is encrypted during storage and transfer when required</text:p>
              </text:list-item>
              <text:list-item>
                <text:p text:style-name="P14">The encryption algorithms used are sufficient and fulfill legislative requirements</text:p>
              </text:list-item>
              <text:list-item>
                <text:p text:style-name="P14">The encryption keys are sufficient and stored so that their secrecy and availability are ensured</text:p>
              </text:list-item>
            </text:list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Reference</text:p>
          </table:table-cell>
          <table:table-cell table:style-name="Table11.A2" office:value-type="string">
            <text:p text:style-name="P5">3.11.1, 3.11.4</text:p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Examples</text:p>
          </table:table-cell>
          <table:table-cell table:style-name="Table11.A2" office:value-type="string">
            <text:list xml:id="list162806845014305" text:continue-numbering="true" text:style-name="L3">
              <text:list-item>
                <text:p text:style-name="P14">All data locations whether moving or in rest are documented</text:p>
              </text:list-item>
              <text:list-item>
                <text:p text:style-name="P14">The data is encrypted or protected with other acceptable methods like hiding all the time</text:p>
              </text:list-item>
              <text:list-item>
                <text:p text:style-name="P14">The encryption algorithms satisfy the requirements of legislation, policies <text:span text:style-name="T3">and current recommendations</text:span></text:p>
              </text:list-item>
              <text:list-item>
                <text:p text:style-name="P15">The encryption devices, software and configuration are according to legislation, policies and recommendations</text:p>
              </text:list-item>
              <text:list-item>
                <text:p text:style-name="P15">The encryption keys are of required length and complexity, the keys are changed on required intervals</text:p>
              </text:list-item>
              <text:list-item>
                <text:p text:style-name="P15">The keys are stored securely and separated from data, the keys are stored so that they can not be lost</text:p>
              </text:list-item>
              <text:list-item>
                <text:p text:style-name="P15">Process exist to verify that the encryption and keys are updated as needed</text:p>
              </text:list-item>
              <text:list-item>
                <text:p text:style-name="P15">Process exist to audit that data and communication are encrypted when needed</text:p>
              </text:list-item>
            </text:list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">3.4</text:p>
          </table:table-cell>
          <table:table-cell table:style-name="Table12.A1" office:value-type="string">
            <text:p text:style-name="P1">Backups</text:p>
          </table:table-cell>
          <table:table-cell table:style-name="Table12.C1" office:value-type="string">
            <text:p text:style-name="P1"/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list xml:id="list162808260321223" text:continue-numbering="true" text:style-name="L3">
              <text:list-item>
                <text:p text:style-name="P17">Regular backups are taken of all the relevant data</text:p>
              </text:list-item>
              <text:list-item>
                <text:p text:style-name="P17">Backups are stored regularly to a offsite location(s)</text:p>
              </text:list-item>
              <text:list-item>
                <text:p text:style-name="P17">Full backup (if applicable) is taken regularly enough for restore time to <text:s/>meet the RTO</text:p>
              </text:list-item>
              <text:list-item>
                <text:p text:style-name="P17">Backup mediums are being refreshed so that when new backup systems become available, old backups are still readable for restores</text:p>
              </text:list-item>
              <text:list-item>
                <text:p text:style-name="P17">Expired backup mediums are destroyed according to standard, or overwritten by <text:soft-page-break/>new backups</text:p>
              </text:list-item>
              <text:list-item>
                <text:p text:style-name="P17">Restore functionality is tested regularly</text:p>
              </text:list-item>
            </text:list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Reference</text:p>
          </table:table-cell>
          <table:table-cell table:style-name="Table12.A2" office:value-type="string">
            <text:p text:style-name="P16">3.12.1</text:p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Examples</text:p>
          </table:table-cell>
          <table:table-cell table:style-name="Table12.A2" office:value-type="string">
            <text:list xml:id="list162807062113575" text:continue-numbering="true" text:style-name="L3">
              <text:list-item>
                <text:p text:style-name="P17">All relevant data is identified and backups are configured</text:p>
              </text:list-item>
              <text:list-item>
                <text:p text:style-name="P17">Tape/disk library in a separate location</text:p>
              </text:list-item>
              <text:list-item>
                <text:p text:style-name="P17">Full backup (if applicable) is taken regularly enough for restores to be fluent</text:p>
              </text:list-item>
              <text:list-item>
                <text:p text:style-name="P17">Backup mediums are refreshed as new LTO generations are being introduced</text:p>
              </text:list-item>
              <text:list-item>
                <text:p text:style-name="P17">Mediums are destroyed using standard compliant mechanism once they are at the end of their life-cycle</text:p>
              </text:list-item>
              <text:list-item>
                <text:p text:style-name="P17">Restore functionality is tested regularly by using scripts and status is being monitored</text:p>
              </text:list-item>
            </text:list>
          </table:table-cell>
          <table:table-cell table:style-name="Table1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">3.5</text:p>
          </table:table-cell>
          <table:table-cell table:style-name="Table13.A1" office:value-type="string">
            <text:p text:style-name="P1">Authentication</text:p>
          </table:table-cell>
          <table:table-cell table:style-name="Table13.C1" office:value-type="string">
            <text:p text:style-name="P1"/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list xml:id="list162808627914285" text:continue-numbering="true" text:style-name="L3">
              <text:list-item>
                <text:p text:style-name="P10"/>
              </text:list-item>
            </text:list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Reference</text:p>
          </table:table-cell>
          <table:table-cell table:style-name="Table13.A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Examples</text:p>
          </table:table-cell>
          <table:table-cell table:style-name="Table13.A2" office:value-type="string">
            <text:list xml:id="list162808038920426" text:continue-numbering="true" text:style-name="L3">
              <text:list-item>
                <text:p text:style-name="P10"/>
              </text:list-item>
            </text:list>
          </table:table-cell>
          <table:table-cell table:style-name="Table13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3.6</text:p>
          </table:table-cell>
          <table:table-cell table:style-name="Table4.A1" office:value-type="string">
            <text:p text:style-name="P1">Lifecycle management</text:p>
          </table:table-cell>
          <table:table-cell table:style-name="Table4.C1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list xml:id="list162808565434750" text:continue-numbering="true" text:style-name="L3">
              <text:list-item>
                <text:p text:style-name="P18">Different stages of service life-cycle are identified and record of services is kept</text:p>
              </text:list-item>
              <text:list-item>
                <text:p text:style-name="P18">There is a regular procedure to update the service catalog</text:p>
              </text:list-item>
              <text:list-item>
                <text:p text:style-name="P18">There is a clearly defined decommissioning procedure for services</text:p>
              </text:list-item>
            </text:list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Reference</text:p>
          </table:table-cell>
          <table:table-cell table:style-name="Table4.A2" office:value-type="string">
            <text:p text:style-name="P16">3.10.5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xamples</text:p>
          </table:table-cell>
          <table:table-cell table:style-name="Table4.A2" office:value-type="string">
            <text:list xml:id="list162808106057160" text:continue-numbering="true" text:style-name="L3">
              <text:list-item>
                <text:p text:style-name="P18">Specs, discovery, negotiation, composition, consumption and decommissioning are identified</text:p>
              </text:list-item>
              <text:list-item>
                <text:p text:style-name="P18">Automated mechanism in-place to detect new hosts and services</text:p>
              </text:list-item>
              <text:list-item>
                <text:p text:style-name="P18">Decommissioning planning is part of the initial specification</text:p>
              </text:list-item>
            </text:list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3.7</text:p>
          </table:table-cell>
          <table:table-cell table:style-name="Table5.A1" office:value-type="string">
            <text:p text:style-name="P1">Hardening</text:p>
          </table:table-cell>
          <table:table-cell table:style-name="Table5.C1" office:value-type="string">
            <text:p text:style-name="P1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list xml:id="list162806736069707" text:continue-numbering="true" text:style-name="L3">
              <text:list-item>
                <text:p text:style-name="P10"/>
              </text:list-item>
            </text:list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Reference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Examples</text:p>
          </table:table-cell>
          <table:table-cell table:style-name="Table5.A2" office:value-type="string">
            <text:list xml:id="list162808055940312" text:continue-numbering="true" text:style-name="L3">
              <text:list-item>
                <text:p text:style-name="P10"/>
              </text:list-item>
            </text:list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Standard"/>
      <text:p text:style-name="Standard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3.8</text:p>
          </table:table-cell>
          <table:table-cell table:style-name="Table6.A1" office:value-type="string">
            <text:p text:style-name="P1">Vulnerability and patch management</text:p>
          </table:table-cell>
          <table:table-cell table:style-name="Table6.C1" office:value-type="string">
            <text:p text:style-name="P1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list xml:id="list162808549331323" text:continue-numbering="true" text:style-name="L3">
              <text:list-item>
                <text:p text:style-name="P10"/>
              </text:list-item>
            </text:list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Reference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Examples</text:p>
          </table:table-cell>
          <table:table-cell table:style-name="Table6.A2" office:value-type="string">
            <text:list xml:id="list162808053823600" text:continue-numbering="true" text:style-name="L3">
              <text:list-item>
                <text:p text:style-name="P10"/>
              </text:list-item>
            </text:list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">3.9</text:p>
          </table:table-cell>
          <table:table-cell table:style-name="Table17.A1" office:value-type="string">
            <text:p text:style-name="P1">Log management</text:p>
          </table:table-cell>
          <table:table-cell table:style-name="Table17.C1" office:value-type="string">
            <text:p text:style-name="P1"/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list xml:id="list162808083273128" text:continue-numbering="true" text:style-name="L3">
              <text:list-item>
                <text:p text:style-name="P18">Logging is configured</text:p>
              </text:list-item>
              <text:list-item>
                <text:p text:style-name="P18">There is a log filtering and alarming configured</text:p>
              </text:list-item>
              <text:list-item>
                <text:p text:style-name="P18">There is a mechanism in-place to <text:s/>detect and prevent tampering with the log entries</text:p>
              </text:list-item>
              <text:list-item>
                <text:p text:style-name="P18">Logging is done to a remote system</text:p>
              </text:list-item>
              <text:list-item>
                <text:p text:style-name="P18">Custom applications (if applicable) implement their logging according to standard</text:p>
              </text:list-item>
            </text:list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Reference</text:p>
          </table:table-cell>
          <table:table-cell table:style-name="Table17.A2" office:value-type="string">
            <text:p text:style-name="P19">3.12.7</text:p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Examples</text:p>
          </table:table-cell>
          <table:table-cell table:style-name="Table17.A2" office:value-type="string">
            <text:list xml:id="list162807871594004" text:continue-numbering="true" text:style-name="L3">
              <text:list-item>
                <text:p text:style-name="P18">Syslog is configured, not left on defaults</text:p>
              </text:list-item>
              <text:list-item>
                <text:p text:style-name="P18">SIEM system or similar log filtering and analysis tool is deployed</text:p>
              </text:list-item>
              <text:list-item>
                <text:p text:style-name="P18">Syslog is configured to sent the logs to remove syslog server</text:p>
              </text:list-item>
              <text:list-item>
                <text:p text:style-name="P18">Logging is part of the specification of custom application</text:p>
              </text:list-item>
            </text:list>
          </table:table-cell>
          <table:table-cell table:style-name="Table17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44:42.484382912</meta:creation-date>
    <dc:date>2019-04-03T16:28:06.363093836</dc:date>
    <meta:editing-duration>PT2H8M1S</meta:editing-duration>
    <meta:editing-cycles>8</meta:editing-cycles>
    <meta:generator>LibreOffice/6.0.6.2$Linux_X86_64 LibreOffice_project/00m0$Build-2</meta:generator>
    <meta:document-statistic meta:table-count="17" meta:image-count="0" meta:object-count="0" meta:page-count="10" meta:paragraph-count="222" meta:word-count="1685" meta:character-count="10620" meta:non-whitespace-character-count="9269"/>
  </office:meta>
</office:document-meta>
</file>